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40.73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54.22mm"/>
    </style:style>
    <style:style style:name="co7" style:family="table-column">
      <style:table-column-properties fo:break-before="auto" style:column-width="58.08mm"/>
    </style:style>
    <style:style style:name="co8" style:family="table-column">
      <style:table-column-properties fo:break-before="auto" style:column-width="65.58mm"/>
    </style:style>
    <style:style style:name="co9" style:family="table-column">
      <style:table-column-properties fo:break-before="auto" style:column-width="25.12mm"/>
    </style:style>
    <style:style style:name="co10" style:family="table-column">
      <style:table-column-properties fo:break-before="auto" style:column-width="14.53mm"/>
    </style:style>
    <style:style style:name="co11" style:family="table-column">
      <style:table-column-properties fo:break-before="auto" style:column-width="22.3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e_corpus_v3" table:style-name="ta1">
        <table:shapes>
          <draw:frame draw:z-index="0" draw:style-name="gr1" draw:text-style-name="P1" svg:width="159.87mm" svg:height="89.81mm" svg:x="365.88mm" svg:y="21.07mm">
            <draw:object draw:notify-on-update-of-ranges="analyse_corpus_v3.D22:analyse_corpus_v3.D32 analyse_corpus_v3.A21:analyse_corpus_v3.A21 analyse_corpus_v3.G22:analyse_corpus_v3.G32 analyse_corpus_v3.A44:analyse_corpus_v3.A44 analyse_corpus_v3.G45:analyse_corpus_v3.G55 analyse_corpus_v3.A64:analyse_corpus_v3.A64 analyse_corpus_v3.G65:analyse_corpus_v3.G75 analyse_corpus_v3.A91:analyse_corpus_v3.A91 analyse_corpus_v3.G92:analyse_corpus_v3.G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89.81mm" svg:x="396.18mm" svg:y="194.18mm">
            <draw:object draw:notify-on-update-of-ranges="analyse_corpus_v3.D22:analyse_corpus_v3.D32 analyse_corpus_v3.A21:analyse_corpus_v3.A21 analyse_corpus_v3.H22:analyse_corpus_v3.H32 analyse_corpus_v3.A44:analyse_corpus_v3.A44 analyse_corpus_v3.H45:analyse_corpus_v3.H55 analyse_corpus_v3.A64:analyse_corpus_v3.A64 analyse_corpus_v3.H65:analyse_corpus_v3.H75 analyse_corpus_v3.A91:analyse_corpus_v3.A91 analyse_corpus_v3.H92:analyse_corpus_v3.H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Nombre d’entités taggé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Tags simplifiés associés</text:p>
          </table:table-cell>
          <table:table-cell office:value-type="string" calcext:value-type="string">
            <text:p>Nombre de tags simplifiés</text:p>
          </table:table-cell>
          <table:table-cell office:value-type="string" calcext:value-type="string">
            <text:p>Répartition des tags simplifiés (en%)</text:p>
          </table:table-cell>
          <table:table-cell office:value-type="string" calcext:value-type="string">
            <text:p>Différence avec le résultat attendu</text:p>
          </table:table-cell>
          <table:table-cell office:value-type="string" calcext:value-type="string">
            <text:p>Erreur relative à la part censée être obtenue (en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Tree B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5288" calcext:value-type="float">
            <text:p>45288</text:p>
          </table:table-cell>
          <table:table-cell table:formula="of:=INT(10000*[.B3]/[.$B$18])/100" office:value-type="float" office:value="7.02" calcext:value-type="float">
            <text:p>7,02</text:p>
          </table:table-cell>
          <table:table-cell office:value-type="string" calcext:value-type="string">
            <text:p>A</text:p>
          </table:table-cell>
          <table:table-cell table:formula="of:=[.B3]" office:value-type="float" office:value="45288" calcext:value-type="float">
            <text:p>45288</text:p>
          </table:table-cell>
          <table:table-cell table:formula="of:=INT(10000*[.E3]/[.$E$14])/100" office:value-type="float" office:value="6.99" calcext:value-type="float">
            <text:p>6,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27630" calcext:value-type="float">
            <text:p>27630</text:p>
          </table:table-cell>
          <table:table-cell table:formula="of:=INT(10000*[.B4]/[.$B$18])/100" office:value-type="float" office:value="4.28" calcext:value-type="float">
            <text:p>4,28</text:p>
          </table:table-cell>
          <table:table-cell office:value-type="string" calcext:value-type="string">
            <text:p>ADV</text:p>
          </table:table-cell>
          <table:table-cell table:formula="of:=[.B4]" office:value-type="float" office:value="27630" calcext:value-type="float">
            <text:p>27630</text:p>
          </table:table-cell>
          <table:table-cell table:formula="of:=INT(10000*[.E4]/[.$E$14])/100"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89" calcext:value-type="float">
            <text:p>20189</text:p>
          </table:table-cell>
          <table:table-cell table:formula="of:=INT(10000*[.B5]/[.$B$18])/100" office:value-type="float" office:value="3.13" calcext:value-type="float">
            <text:p>3,13</text:p>
          </table:table-cell>
          <table:table-cell office:value-type="string" calcext:value-type="string">
            <text:p>C</text:p>
          </table:table-cell>
          <table:table-cell table:formula="of:=[.B5]" office:value-type="float" office:value="20189" calcext:value-type="float">
            <text:p>20189</text:p>
          </table:table-cell>
          <table:table-cell table:formula="of:=INT(10000*[.E5]/[.$E$14])/100" office:value-type="float" office:value="3.11" calcext:value-type="float">
            <text:p>3,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6330" calcext:value-type="float">
            <text:p>16330</text:p>
          </table:table-cell>
          <table:table-cell table:formula="of:=INT(10000*[.B6]/[.$B$18])/100" office:value-type="float" office:value="2.53" calcext:value-type="float">
            <text:p>2,53</text:p>
          </table:table-cell>
          <table:table-cell office:value-type="string" calcext:value-type="string">
            <text:p>D</text:p>
          </table:table-cell>
          <table:table-cell table:formula="of:=[.B7]+[.B12]" office:value-type="float" office:value="112209" calcext:value-type="float">
            <text:p>112209</text:p>
          </table:table-cell>
          <table:table-cell table:formula="of:=INT(10000*[.E6]/[.$E$14])/100" office:value-type="float" office:value="17.33" calcext:value-type="float">
            <text:p>17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2728" calcext:value-type="float">
            <text:p>92728</text:p>
          </table:table-cell>
          <table:table-cell table:formula="of:=INT(10000*[.B7]/[.$B$18])/100" office:value-type="float" office:value="14.38" calcext:value-type="float">
            <text:p>14,38</text:p>
          </table:table-cell>
          <table:table-cell office:value-type="string" calcext:value-type="string">
            <text:p>ET</text:p>
          </table:table-cell>
          <table:table-cell table:formula="of:=[.B8]" office:value-type="float" office:value="2216" calcext:value-type="float">
            <text:p>2216</text:p>
          </table:table-cell>
          <table:table-cell table:formula="of:=INT(10000*[.E7]/[.$E$14])/100" office:value-type="float" office:value="0.34" calcext:value-type="float">
            <text:p>0,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2216" calcext:value-type="float">
            <text:p>2216</text:p>
          </table:table-cell>
          <table:table-cell table:formula="of:=INT(10000*[.B8]/[.$B$18])/100" office:value-type="float" office:value="0.34" calcext:value-type="float">
            <text:p>0,34</text:p>
          </table:table-cell>
          <table:table-cell office:value-type="string" calcext:value-type="string">
            <text:p>I</text:p>
          </table:table-cell>
          <table:table-cell table:formula="of:=[.B9]" office:value-type="float" office:value="67" calcext:value-type="float">
            <text:p>67</text:p>
          </table:table-cell>
          <table:table-cell table:formula="of:=INT(10000*[.E8]/[.$E$14])/100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7" calcext:value-type="float">
            <text:p>67</text:p>
          </table:table-cell>
          <table:table-cell table:formula="of:=INT(10000*[.B9]/[.$B$18])/100" office:value-type="float" office:value="0.01" calcext:value-type="float">
            <text:p>0,01</text:p>
          </table:table-cell>
          <table:table-cell office:value-type="string" calcext:value-type="string">
            <text:p>N</text:p>
          </table:table-cell>
          <table:table-cell table:formula="of:=[.B10]" office:value-type="float" office:value="164162" calcext:value-type="float">
            <text:p>164162</text:p>
          </table:table-cell>
          <table:table-cell table:formula="of:=INT(10000*[.E9]/[.$E$14])/100" office:value-type="float" office:value="25.35" calcext:value-type="float">
            <text:p>25,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4162" calcext:value-type="float">
            <text:p>164162</text:p>
          </table:table-cell>
          <table:table-cell table:formula="of:=INT(10000*[.B10]/[.$B$18])/100" office:value-type="float" office:value="25.46" calcext:value-type="float">
            <text:p>25,46</text:p>
          </table:table-cell>
          <table:table-cell office:value-type="string" calcext:value-type="string">
            <text:p>P</text:p>
          </table:table-cell>
          <table:table-cell table:formula="of:=SUM([.B11:.B13])" office:value-type="float" office:value="106474" calcext:value-type="float">
            <text:p>106474</text:p>
          </table:table-cell>
          <table:table-cell table:formula="of:=INT(10000*[.E10]/[.$E$14])/100" office:value-type="float" office:value="16.44" calcext:value-type="float">
            <text:p>16,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6889" calcext:value-type="float">
            <text:p>86889</text:p>
          </table:table-cell>
          <table:table-cell table:formula="of:=INT(10000*[.B11]/[.$B$18])/100" office:value-type="float" office:value="13.47" calcext:value-type="float">
            <text:p>13,47</text:p>
          </table:table-cell>
          <table:table-cell office:value-type="string" calcext:value-type="string">
            <text:p>PONCT</text:p>
          </table:table-cell>
          <table:table-cell table:formula="of:=[.B14]" office:value-type="float" office:value="87077" calcext:value-type="float">
            <text:p>87077</text:p>
          </table:table-cell>
          <table:table-cell table:formula="of:=INT(10000*[.E11]/[.$E$14])/100" office:value-type="float" office:value="13.45" calcext:value-type="float">
            <text:p>13,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+D</text:p>
          </table:table-cell>
          <table:table-cell office:value-type="float" office:value="19481" calcext:value-type="float">
            <text:p>19481</text:p>
          </table:table-cell>
          <table:table-cell table:formula="of:=INT(10000*[.B12]/[.$B$18])/100" office:value-type="float" office:value="3.02" calcext:value-type="float">
            <text:p>3,02</text:p>
          </table:table-cell>
          <table:table-cell office:value-type="string" calcext:value-type="string">
            <text:p>PRO</text:p>
          </table:table-cell>
          <table:table-cell table:formula="of:=[.B16]+[.B13]" office:value-type="float" office:value="11367" calcext:value-type="float">
            <text:p>11367</text:p>
          </table:table-cell>
          <table:table-cell table:formula="of:=INT(10000*[.E12]/[.$E$14])/100" office:value-type="float" office:value="1.75" calcext:value-type="float">
            <text:p>1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+PRO</text:p>
          </table:table-cell>
          <table:table-cell office:value-type="float" office:value="104" calcext:value-type="float">
            <text:p>104</text:p>
          </table:table-cell>
          <table:table-cell table:formula="of:=INT(10000*[.B13]/[.$B$18])/100"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  <table:table-cell table:formula="of:=[.B17]" office:value-type="float" office:value="70705" calcext:value-type="float">
            <text:p>70705</text:p>
          </table:table-cell>
          <table:table-cell table:formula="of:=INT(10000*[.E13]/[.$E$14])/100" office:value-type="float" office:value="10.92" calcext:value-type="float">
            <text:p>10,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CT</text:p>
          </table:table-cell>
          <table:table-cell office:value-type="float" office:value="87077" calcext:value-type="float">
            <text:p>87077</text:p>
          </table:table-cell>
          <table:table-cell table:formula="of:=INT(10000*[.B14]/[.$B$18])/100" office:value-type="float" office:value="13.5" calcext:value-type="float">
            <text:p>13,5</text:p>
          </table:table-cell>
          <table:table-cell office:value-type="string" calcext:value-type="string">
            <text:p>Total</text:p>
          </table:table-cell>
          <table:table-cell table:formula="of:=SUM([.E3:.E13])" office:value-type="float" office:value="647384" calcext:value-type="float">
            <text:p>647384</text:p>
          </table:table-cell>
          <table:table-cell table:formula="of:=SUM([.F3:.F13])" office:value-type="float" office:value="99.95" calcext:value-type="float">
            <text:p>99,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F</text:p>
          </table:table-cell>
          <table:table-cell office:value-type="float" office:value="466" calcext:value-type="float">
            <text:p>466</text:p>
          </table:table-cell>
          <table:table-cell table:formula="of:=INT(10000*[.B15]/[.$B$18])/100" office:value-type="float" office:value="0.07" calcext:value-type="float">
            <text:p>0,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1263" calcext:value-type="float">
            <text:p>11263</text:p>
          </table:table-cell>
          <table:table-cell table:formula="of:=INT(10000*[.B16]/[.$B$18])/100" office:value-type="float" office:value="1.74" calcext:value-type="float">
            <text:p>1,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0705" calcext:value-type="float">
            <text:p>70705</text:p>
          </table:table-cell>
          <table:table-cell table:formula="of:=INT(10000*[.B17]/[.$B$18])/100" office:value-type="float" office:value="10.96" calcext:value-type="float">
            <text:p>10,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7])" office:value-type="float" office:value="644595" calcext:value-type="float">
            <text:p>644595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pac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42670" calcext:value-type="float">
            <text:p>42670</text:p>
          </table:table-cell>
          <table:table-cell table:formula="of:=INT(10000*[.B22]/[.$B$39])/100" office:value-type="float" office:value="6.22" calcext:value-type="float">
            <text:p>6,22</text:p>
          </table:table-cell>
          <table:table-cell office:value-type="string" calcext:value-type="string">
            <text:p>A</text:p>
          </table:table-cell>
          <table:table-cell table:formula="of:=[.B22]" office:value-type="float" office:value="42670" calcext:value-type="float">
            <text:p>42670</text:p>
          </table:table-cell>
          <table:table-cell table:formula="of:=INT(10000*[.E22]/[.$E$33])/100" office:value-type="float" office:value="6.47" calcext:value-type="float">
            <text:p>6,47</text:p>
          </table:table-cell>
          <table:table-cell table:formula="of:=INT(100*([.F22]-[.F3]))/100" office:value-type="float" office:value="-0.52" calcext:value-type="float">
            <text:p>-0,52</text:p>
          </table:table-cell>
          <table:table-cell table:formula="of:=INT([.G22]/[.F3]*10000)/100" office:value-type="float" office:value="-7.44" calcext:value-type="float">
            <text:p>-7,44</text:p>
          </table:table-cell>
          <table:table-cell table:formula="of:=[.G22]*(-1+([.G22]&gt;0))" office:value-type="float" office:value="0.52" calcext:value-type="float">
            <text:p>0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92054" calcext:value-type="float">
            <text:p>92054</text:p>
          </table:table-cell>
          <table:table-cell table:formula="of:=INT(10000*[.B23]/[.$B$39])/100" office:value-type="float" office:value="13.43" calcext:value-type="float">
            <text:p>13,43</text:p>
          </table:table-cell>
          <table:table-cell office:value-type="string" calcext:value-type="string">
            <text:p>ADV</text:p>
          </table:table-cell>
          <table:table-cell table:formula="of:=[.B24]" office:value-type="float" office:value="27706" calcext:value-type="float">
            <text:p>27706</text:p>
          </table:table-cell>
          <table:table-cell table:formula="of:=INT(10000*[.E23]/[.$E$33])/100" office:value-type="float" office:value="4.2" calcext:value-type="float">
            <text:p>4,2</text:p>
          </table:table-cell>
          <table:table-cell table:formula="of:=INT(100*([.F23]-[.F4]))/100" office:value-type="float" office:value="-0.06" calcext:value-type="float">
            <text:p>-0,06</text:p>
          </table:table-cell>
          <table:table-cell table:formula="of:=INT([.G23]/[.F4]*10000)/100" office:value-type="float" office:value="-1.41" calcext:value-type="float">
            <text:p>-1,41</text:p>
          </table:table-cell>
          <table:table-cell table:formula="of:=[.G23]*(-1+([.G23]&gt;0))" office:value-type="float" office:value="0.06" calcext:value-type="float">
            <text:p>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27706" calcext:value-type="float">
            <text:p>27706</text:p>
          </table:table-cell>
          <table:table-cell table:formula="of:=INT(10000*[.B24]/[.$B$39])/100" office:value-type="float" office:value="4.04" calcext:value-type="float">
            <text:p>4,04</text:p>
          </table:table-cell>
          <table:table-cell office:value-type="string" calcext:value-type="string">
            <text:p>C</text:p>
          </table:table-cell>
          <table:table-cell table:formula="of:=[.B26]+[.B35]" office:value-type="float" office:value="21305" calcext:value-type="float">
            <text:p>21305</text:p>
          </table:table-cell>
          <table:table-cell table:formula="of:=INT(10000*[.E24]/[.$E$33])/100" office:value-type="float" office:value="3.23" calcext:value-type="float">
            <text:p>3,23</text:p>
          </table:table-cell>
          <table:table-cell table:formula="of:=INT(100*([.F24]-[.F5]))/100" office:value-type="float" office:value="0.12" calcext:value-type="float">
            <text:p>0,12</text:p>
          </table:table-cell>
          <table:table-cell table:formula="of:=INT([.G24]/[.F5]*10000)/100" office:value-type="float" office:value="3.85" calcext:value-type="float">
            <text:p>3,85</text:p>
          </table:table-cell>
          <table:table-cell table:formula="of:=[.G24]*(-1+([.G24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</text:p>
          </table:table-cell>
          <table:table-cell office:value-type="float" office:value="21063" calcext:value-type="float">
            <text:p>21063</text:p>
          </table:table-cell>
          <table:table-cell table:formula="of:=INT(10000*[.B25]/[.$B$39])/100" office:value-type="float" office:value="3.07" calcext:value-type="float">
            <text:p>3,07</text:p>
          </table:table-cell>
          <table:table-cell office:value-type="string" calcext:value-type="string">
            <text:p>D</text:p>
          </table:table-cell>
          <table:table-cell table:formula="of:=[.B27]" office:value-type="float" office:value="97219" calcext:value-type="float">
            <text:p>97219</text:p>
          </table:table-cell>
          <table:table-cell table:formula="of:=INT(10000*[.E25]/[.$E$33])/100" office:value-type="float" office:value="14.76" calcext:value-type="float">
            <text:p>14,76</text:p>
          </table:table-cell>
          <table:table-cell table:formula="of:=INT(100*([.F25]-[.F6]))/100" office:value-type="float" office:value="-2.57" calcext:value-type="float">
            <text:p>-2,57</text:p>
          </table:table-cell>
          <table:table-cell table:formula="of:=INT([.G25]/[.F6]*10000)/100" office:value-type="float" office:value="-14.83" calcext:value-type="float">
            <text:p>-14,83</text:p>
          </table:table-cell>
          <table:table-cell table:formula="of:=[.G25]*(-1+([.G25]&gt;0))" office:value-type="float" office:value="2.57" calcext:value-type="float">
            <text:p>2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ONJ</text:p>
          </table:table-cell>
          <table:table-cell office:value-type="float" office:value="14238" calcext:value-type="float">
            <text:p>14238</text:p>
          </table:table-cell>
          <table:table-cell table:formula="of:=INT(10000*[.B26]/[.$B$39])/100" office:value-type="float" office:value="2.07" calcext:value-type="float">
            <text:p>2,07</text:p>
          </table:table-cell>
          <table:table-cell office:value-type="string" calcext:value-type="string">
            <text:p>ET</text:p>
          </table:table-cell>
          <table:table-cell table:formula="of:=[.B38]" office:value-type="float" office:value="752" calcext:value-type="float">
            <text:p>752</text:p>
          </table:table-cell>
          <table:table-cell table:formula="of:=INT(10000*[.E26]/[.$E$33])/100" office:value-type="float" office:value="0.11" calcext:value-type="float">
            <text:p>0,11</text:p>
          </table:table-cell>
          <table:table-cell table:formula="of:=INT(100*([.F26]-[.F7]))/100" office:value-type="float" office:value="-0.23" calcext:value-type="float">
            <text:p>-0,23</text:p>
          </table:table-cell>
          <table:table-cell table:formula="of:=INT([.G26]/[.F7]*10000)/100" office:value-type="float" office:value="-67.65" calcext:value-type="float">
            <text:p>-67,65</text:p>
          </table:table-cell>
          <table:table-cell table:formula="of:=[.G26]*(-1+([.G26]&gt;0))" office:value-type="float" office:value="0.23" calcext:value-type="float">
            <text:p>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97219" calcext:value-type="float">
            <text:p>97219</text:p>
          </table:table-cell>
          <table:table-cell table:formula="of:=INT(10000*[.B27]/[.$B$39])/100" office:value-type="float" office:value="14.19" calcext:value-type="float">
            <text:p>14,19</text:p>
          </table:table-cell>
          <table:table-cell office:value-type="string" calcext:value-type="string">
            <text:p>I</text:p>
          </table:table-cell>
          <table:table-cell table:formula="of:=[.B28]" office:value-type="float" office:value="11" calcext:value-type="float">
            <text:p>11</text:p>
          </table:table-cell>
          <table:table-cell table:formula="of:=INT(10000*[.E27]/[.$E$33])/100" office:value-type="float" office:value="0" calcext:value-type="float">
            <text:p>0</text:p>
          </table:table-cell>
          <table:table-cell table:formula="of:=INT(100*([.F27]-[.F8]))/100" office:value-type="float" office:value="-0.01" calcext:value-type="float">
            <text:p>-0,01</text:p>
          </table:table-cell>
          <table:table-cell table:formula="of:=INT([.G27]/[.F8]*10000)/100" office:value-type="float" office:value="-100" calcext:value-type="float">
            <text:p>-100</text:p>
          </table:table-cell>
          <table:table-cell table:formula="of:=[.G27]*(-1+([.G27]&gt;0)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J</text:p>
          </table:table-cell>
          <table:table-cell office:value-type="float" office:value="11" calcext:value-type="float">
            <text:p>11</text:p>
          </table:table-cell>
          <table:table-cell table:formula="of:=INT(10000*[.B28]/[.$B$39])/100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[.B29]+[.B30]+[.B33]" office:value-type="float" office:value="192675" calcext:value-type="float">
            <text:p>192675</text:p>
          </table:table-cell>
          <table:table-cell table:formula="of:=INT(10000*[.E28]/[.$E$33])/100" office:value-type="float" office:value="29.25" calcext:value-type="float">
            <text:p>29,25</text:p>
          </table:table-cell>
          <table:table-cell table:formula="of:=INT(100*([.F28]-[.F9]))/100" office:value-type="float" office:value="3.9" calcext:value-type="float">
            <text:p>3,9</text:p>
          </table:table-cell>
          <table:table-cell table:formula="of:=INT([.G28]/[.F9]*10000)/100" office:value-type="float" office:value="15.38" calcext:value-type="float">
            <text:p>15,38</text:p>
          </table:table-cell>
          <table:table-cell table:formula="of:=[.G28]*(-1+([.G28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UN</text:p>
          </table:table-cell>
          <table:table-cell office:value-type="float" office:value="141561" calcext:value-type="float">
            <text:p>141561</text:p>
          </table:table-cell>
          <table:table-cell table:formula="of:=INT(10000*[.B29]/[.$B$39])/100" office:value-type="float" office:value="20.66" calcext:value-type="float">
            <text:p>20,66</text:p>
          </table:table-cell>
          <table:table-cell office:value-type="string" calcext:value-type="string">
            <text:p>P</text:p>
          </table:table-cell>
          <table:table-cell table:formula="of:=[.B23]" office:value-type="float" office:value="92054" calcext:value-type="float">
            <text:p>92054</text:p>
          </table:table-cell>
          <table:table-cell table:formula="of:=INT(10000*[.E29]/[.$E$33])/100" office:value-type="float" office:value="13.97" calcext:value-type="float">
            <text:p>13,97</text:p>
          </table:table-cell>
          <table:table-cell table:formula="of:=INT(100*([.F29]-[.F10]))/100" office:value-type="float" office:value="-2.47" calcext:value-type="float">
            <text:p>-2,47</text:p>
          </table:table-cell>
          <table:table-cell table:formula="of:=INT([.G29]/[.F10]*10000)/100" office:value-type="float" office:value="-15.03" calcext:value-type="float">
            <text:p>-15,03</text:p>
          </table:table-cell>
          <table:table-cell table:formula="of:=[.G29]*(-1+([.G29]&gt;0))" office:value-type="float" office:value="2.47" calcext:value-type="float">
            <text:p>2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2839" calcext:value-type="float">
            <text:p>22839</text:p>
          </table:table-cell>
          <table:table-cell table:formula="of:=INT(10000*[.B30]/[.$B$39])/100" office:value-type="float" office:value="3.33" calcext:value-type="float">
            <text:p>3,33</text:p>
          </table:table-cell>
          <table:table-cell office:value-type="string" calcext:value-type="string">
            <text:p>PONCT</text:p>
          </table:table-cell>
          <table:table-cell table:formula="of:=[.B34]" office:value-type="float" office:value="84678" calcext:value-type="float">
            <text:p>84678</text:p>
          </table:table-cell>
          <table:table-cell table:formula="of:=INT(10000*[.E30]/[.$E$33])/100" office:value-type="float" office:value="12.85" calcext:value-type="float">
            <text:p>12,85</text:p>
          </table:table-cell>
          <table:table-cell table:formula="of:=INT(100*([.F30]-[.F11]))/100" office:value-type="float" office:value="-0.6" calcext:value-type="float">
            <text:p>-0,6</text:p>
          </table:table-cell>
          <table:table-cell table:formula="of:=INT([.G30]/[.F11]*10000)/100" office:value-type="float" office:value="-4.47" calcext:value-type="float">
            <text:p>-4,47</text:p>
          </table:table-cell>
          <table:table-cell table:formula="of:=[.G30]*(-1+([.G30]&gt;0))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112" calcext:value-type="float">
            <text:p>112</text:p>
          </table:table-cell>
          <table:table-cell table:formula="of:=INT(10000*[.B31]/[.$B$39])/100" office:value-type="float" office:value="0.01" calcext:value-type="float">
            <text:p>0,01</text:p>
          </table:table-cell>
          <table:table-cell office:value-type="string" calcext:value-type="string">
            <text:p>PRO</text:p>
          </table:table-cell>
          <table:table-cell table:formula="of:=[.B33]" office:value-type="float" office:value="28275" calcext:value-type="float">
            <text:p>28275</text:p>
          </table:table-cell>
          <table:table-cell table:formula="of:=INT(10000*[.E31]/[.$E$33])/100" office:value-type="float" office:value="4.29" calcext:value-type="float">
            <text:p>4,29</text:p>
          </table:table-cell>
          <table:table-cell table:formula="of:=INT(100*([.F31]-[.F12]))/100" office:value-type="float" office:value="2.54" calcext:value-type="float">
            <text:p>2,54</text:p>
          </table:table-cell>
          <table:table-cell table:formula="of:=INT([.G31]/[.F12]*10000)/100" office:value-type="float" office:value="145.14" calcext:value-type="float">
            <text:p>145,14</text:p>
          </table:table-cell>
          <table:table-cell table:formula="of:=[.G31]*(-1+([.G31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N</text:p>
          </table:table-cell>
          <table:table-cell office:value-type="float" office:value="27803" calcext:value-type="float">
            <text:p>27803</text:p>
          </table:table-cell>
          <table:table-cell table:formula="of:=INT(10000*[.B32]/[.$B$39])/100" office:value-type="float" office:value="4.05" calcext:value-type="float">
            <text:p>4,05</text:p>
          </table:table-cell>
          <table:table-cell office:value-type="string" calcext:value-type="string">
            <text:p>V</text:p>
          </table:table-cell>
          <table:table-cell table:formula="of:=[.B37]+[.B25]" office:value-type="float" office:value="71233" calcext:value-type="float">
            <text:p>71233</text:p>
          </table:table-cell>
          <table:table-cell table:formula="of:=INT(10000*[.E32]/[.$E$33])/100" office:value-type="float" office:value="10.81" calcext:value-type="float">
            <text:p>10,81</text:p>
          </table:table-cell>
          <table:table-cell table:formula="of:=INT(100*([.F32]-[.F13]))/100" office:value-type="float" office:value="-0.11" calcext:value-type="float">
            <text:p>-0,11</text:p>
          </table:table-cell>
          <table:table-cell table:formula="of:=INT([.G32]/[.F13]*10000)/100" office:value-type="float" office:value="-1.01" calcext:value-type="float">
            <text:p>-1,01</text:p>
          </table:table-cell>
          <table:table-cell table:formula="of:=[.G32]*(-1+([.G32]&gt;0))" office:value-type="float" office:value="0.11" calcext:value-type="float">
            <text:p>0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N</text:p>
          </table:table-cell>
          <table:table-cell office:value-type="float" office:value="28275" calcext:value-type="float">
            <text:p>28275</text:p>
          </table:table-cell>
          <table:table-cell table:formula="of:=INT(10000*[.B33]/[.$B$39])/100" office:value-type="float" office:value="4.12" calcext:value-type="float">
            <text:p>4,12</text:p>
          </table:table-cell>
          <table:table-cell office:value-type="string" calcext:value-type="string">
            <text:p>Total</text:p>
          </table:table-cell>
          <table:table-cell table:formula="of:=SUM([.E22:.E32])" office:value-type="float" office:value="658578" calcext:value-type="float">
            <text:p>658578</text:p>
          </table:table-cell>
          <table:table-cell table:formula="of:=SUM([.F22:.F32])" office:value-type="float" office:value="99.94" calcext:value-type="float">
            <text:p>99,94</text:p>
          </table:table-cell>
          <table:table-cell table:formula="of:=SUM([.G22:.G32])" office:value-type="float" office:value="-0.0099999999999999" calcext:value-type="float">
            <text:p>-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NCT</text:p>
          </table:table-cell>
          <table:table-cell office:value-type="float" office:value="84678" calcext:value-type="float">
            <text:p>84678</text:p>
          </table:table-cell>
          <table:table-cell table:formula="of:=INT(10000*[.B34]/[.$B$39])/100" office:value-type="float" office:value="12.36" calcext:value-type="float">
            <text:p>12,36</text:p>
          </table:table-cell>
          <table:table-cell table:number-columns-repeated="2"/>
          <table:table-cell office:value-type="string" calcext:value-type="string">
            <text:p>pourcentage d’erreur</text:p>
          </table:table-cell>
          <table:table-cell table:formula="of:=SUM([.I22:.I32])" office:value-type="float" office:value="6.57" calcext:value-type="float">
            <text:p>6,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NJ</text:p>
          </table:table-cell>
          <table:table-cell office:value-type="float" office:value="7067" calcext:value-type="float">
            <text:p>7067</text:p>
          </table:table-cell>
          <table:table-cell table:formula="of:=INT(10000*[.B35]/[.$B$39])/100" office:value-type="float" office:value="1.03" calcext:value-type="float">
            <text:p>1,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26777" calcext:value-type="float">
            <text:p>26777</text:p>
          </table:table-cell>
          <table:table-cell table:formula="of:=INT(10000*[.B36]/[.$B$39])/100" office:value-type="float" office:value="3.9" calcext:value-type="float">
            <text:p>3,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B</text:p>
          </table:table-cell>
          <table:table-cell office:value-type="float" office:value="50170" calcext:value-type="float">
            <text:p>50170</text:p>
          </table:table-cell>
          <table:table-cell table:formula="of:=INT(10000*[.B37]/[.$B$39])/100" office:value-type="float" office:value="7.32" calcext:value-type="float">
            <text:p>7,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52" calcext:value-type="float">
            <text:p>752</text:p>
          </table:table-cell>
          <table:table-cell table:formula="of:=INT(10000*[.B38]/[.$B$39])/100"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2:.B38])" office:value-type="float" office:value="684995" calcext:value-type="float">
            <text:p>684995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Stanfo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42127" calcext:value-type="float">
            <text:p>42127</text:p>
          </table:table-cell>
          <table:table-cell table:formula="of:=INT(10000*[.B45]/[.$B$62])/100" office:value-type="float" office:value="6.74" calcext:value-type="float">
            <text:p>6,74</text:p>
          </table:table-cell>
          <table:table-cell office:value-type="string" calcext:value-type="string">
            <text:p>A</text:p>
          </table:table-cell>
          <table:table-cell table:formula="of:=[.B45]" office:value-type="float" office:value="42127" calcext:value-type="float">
            <text:p>42127</text:p>
          </table:table-cell>
          <table:table-cell table:formula="of:=INT(10000*[.E45]/[.$E$56])/100" office:value-type="float" office:value="6.59" calcext:value-type="float">
            <text:p>6,59</text:p>
          </table:table-cell>
          <table:table-cell table:formula="of:=INT(100*([.F45]-[.F3]))/100" office:value-type="float" office:value="-0.4" calcext:value-type="float">
            <text:p>-0,4</text:p>
          </table:table-cell>
          <table:table-cell table:formula="of:=INT([.G45]/[.F3]*10000)/100" office:value-type="float" office:value="-5.73" calcext:value-type="float">
            <text:p>-5,73</text:p>
          </table:table-cell>
          <table:table-cell table:formula="of:=[.G45]*(-1+([.G45]&gt;0))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87953" calcext:value-type="float">
            <text:p>87953</text:p>
          </table:table-cell>
          <table:table-cell table:formula="of:=INT(10000*[.B46]/[.$B$62])/100" office:value-type="float" office:value="14.07" calcext:value-type="float">
            <text:p>14,07</text:p>
          </table:table-cell>
          <table:table-cell office:value-type="string" calcext:value-type="string">
            <text:p>ADV</text:p>
          </table:table-cell>
          <table:table-cell table:formula="of:=[.B47]" office:value-type="float" office:value="24196" calcext:value-type="float">
            <text:p>24196</text:p>
          </table:table-cell>
          <table:table-cell table:formula="of:=INT(10000*[.E46]/[.$E$56])/100" office:value-type="float" office:value="3.78" calcext:value-type="float">
            <text:p>3,78</text:p>
          </table:table-cell>
          <table:table-cell table:formula="of:=INT(100*([.F46]-[.F4]))/100" office:value-type="float" office:value="-0.48" calcext:value-type="float">
            <text:p>-0,48</text:p>
          </table:table-cell>
          <table:table-cell table:formula="of:=INT([.G46]/[.F4]*10000)/100" office:value-type="float" office:value="-11.27" calcext:value-type="float">
            <text:p>-11,27</text:p>
          </table:table-cell>
          <table:table-cell table:formula="of:=[.G46]*(-1+([.G46]&gt;0))" office:value-type="float" office:value="0.48" calcext:value-type="float">
            <text:p>0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24196" calcext:value-type="float">
            <text:p>24196</text:p>
          </table:table-cell>
          <table:table-cell table:formula="of:=INT(10000*[.B47]/[.$B$62])/100" office:value-type="float" office:value="3.87" calcext:value-type="float">
            <text:p>3,87</text:p>
          </table:table-cell>
          <table:table-cell office:value-type="string" calcext:value-type="string">
            <text:p>C</text:p>
          </table:table-cell>
          <table:table-cell table:formula="of:=[.B49]+[.B58]" office:value-type="float" office:value="18856" calcext:value-type="float">
            <text:p>18856</text:p>
          </table:table-cell>
          <table:table-cell table:formula="of:=INT(10000*[.E47]/[.$E$56])/100" office:value-type="float" office:value="2.94" calcext:value-type="float">
            <text:p>2,94</text:p>
          </table:table-cell>
          <table:table-cell table:formula="of:=INT(100*([.F47]-[.F5]))/100" office:value-type="float" office:value="-0.17" calcext:value-type="float">
            <text:p>-0,17</text:p>
          </table:table-cell>
          <table:table-cell table:formula="of:=INT([.G47]/[.F5]*10000)/100" office:value-type="float" office:value="-5.47" calcext:value-type="float">
            <text:p>-5,47</text:p>
          </table:table-cell>
          <table:table-cell table:formula="of:=[.G47]*(-1+([.G47]&gt;0))" office:value-type="float" office:value="0.17" calcext:value-type="float">
            <text:p>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</text:p>
          </table:table-cell>
          <table:table-cell office:value-type="float" office:value="17464" calcext:value-type="float">
            <text:p>17464</text:p>
          </table:table-cell>
          <table:table-cell table:formula="of:=INT(10000*[.B48]/[.$B$62])/100" office:value-type="float" office:value="2.79" calcext:value-type="float">
            <text:p>2,79</text:p>
          </table:table-cell>
          <table:table-cell office:value-type="string" calcext:value-type="string">
            <text:p>D</text:p>
          </table:table-cell>
          <table:table-cell table:formula="of:=[.B50]" office:value-type="float" office:value="71336" calcext:value-type="float">
            <text:p>71336</text:p>
          </table:table-cell>
          <table:table-cell table:formula="of:=INT(10000*[.E48]/[.$E$56])/100" office:value-type="float" office:value="11.16" calcext:value-type="float">
            <text:p>11,16</text:p>
          </table:table-cell>
          <table:table-cell table:formula="of:=INT(100*([.F48]-[.F6]))/100" office:value-type="float" office:value="-6.17" calcext:value-type="float">
            <text:p>-6,17</text:p>
          </table:table-cell>
          <table:table-cell table:formula="of:=INT([.G48]/[.F6]*10000)/100" office:value-type="float" office:value="-35.61" calcext:value-type="float">
            <text:p>-35,61</text:p>
          </table:table-cell>
          <table:table-cell table:formula="of:=[.G48]*(-1+([.G48]&gt;0))" office:value-type="float" office:value="6.17" calcext:value-type="float">
            <text:p>6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J</text:p>
          </table:table-cell>
          <table:table-cell office:value-type="float" office:value="13599" calcext:value-type="float">
            <text:p>13599</text:p>
          </table:table-cell>
          <table:table-cell table:formula="of:=INT(10000*[.B49]/[.$B$62])/100" office:value-type="float" office:value="2.17" calcext:value-type="float">
            <text:p>2,17</text:p>
          </table:table-cell>
          <table:table-cell office:value-type="string" calcext:value-type="string">
            <text:p>ET</text:p>
          </table:table-cell>
          <table:table-cell table:formula="of:=[.B61]" office:value-type="float" office:value="8940" calcext:value-type="float">
            <text:p>8940</text:p>
          </table:table-cell>
          <table:table-cell table:formula="of:=INT(10000*[.E49]/[.$E$56])/100" office:value-type="float" office:value="1.39" calcext:value-type="float">
            <text:p>1,39</text:p>
          </table:table-cell>
          <table:table-cell table:formula="of:=INT(100*([.F49]-[.F7]))/100" office:value-type="float" office:value="1.05" calcext:value-type="float">
            <text:p>1,05</text:p>
          </table:table-cell>
          <table:table-cell table:formula="of:=INT([.G49]/[.F7]*10000)/100" office:value-type="float" office:value="308.82" calcext:value-type="float">
            <text:p>308,82</text:p>
          </table:table-cell>
          <table:table-cell table:formula="of:=[.G49]*(-1+([.G49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71336" calcext:value-type="float">
            <text:p>71336</text:p>
          </table:table-cell>
          <table:table-cell table:formula="of:=INT(10000*[.B50]/[.$B$62])/100" office:value-type="float" office:value="11.41" calcext:value-type="float">
            <text:p>11,41</text:p>
          </table:table-cell>
          <table:table-cell office:value-type="string" calcext:value-type="string">
            <text:p>I</text:p>
          </table:table-cell>
          <table:table-cell table:formula="of:=[.B51]" office:value-type="float" office:value="377" calcext:value-type="float">
            <text:p>377</text:p>
          </table:table-cell>
          <table:table-cell table:formula="of:=INT(10000*[.E50]/[.$E$56])/100" office:value-type="float" office:value="0.05" calcext:value-type="float">
            <text:p>0,05</text:p>
          </table:table-cell>
          <table:table-cell table:formula="of:=INT(100*([.F50]-[.F8]))/100" office:value-type="float" office:value="0.04" calcext:value-type="float">
            <text:p>0,04</text:p>
          </table:table-cell>
          <table:table-cell table:formula="of:=INT([.G50]/[.F8]*10000)/100" office:value-type="float" office:value="400" calcext:value-type="float">
            <text:p>400</text:p>
          </table:table-cell>
          <table:table-cell table:formula="of:=[.G50]*(-1+([.G50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J</text:p>
          </table:table-cell>
          <table:table-cell office:value-type="float" office:value="377" calcext:value-type="float">
            <text:p>377</text:p>
          </table:table-cell>
          <table:table-cell table:formula="of:=INT(10000*[.B51]/[.$B$62])/100" office:value-type="float" office:value="0.06" calcext:value-type="float">
            <text:p>0,06</text:p>
          </table:table-cell>
          <table:table-cell office:value-type="string" calcext:value-type="string">
            <text:p>N</text:p>
          </table:table-cell>
          <table:table-cell table:formula="of:=[.B52]+[.B53]+[.B56]" office:value-type="float" office:value="188158" calcext:value-type="float">
            <text:p>188158</text:p>
          </table:table-cell>
          <table:table-cell table:formula="of:=INT(10000*[.E51]/[.$E$56])/100" office:value-type="float" office:value="29.43" calcext:value-type="float">
            <text:p>29,43</text:p>
          </table:table-cell>
          <table:table-cell table:formula="of:=INT(100*([.F51]-[.F9]))/100" office:value-type="float" office:value="4.08" calcext:value-type="float">
            <text:p>4,08</text:p>
          </table:table-cell>
          <table:table-cell table:formula="of:=INT([.G51]/[.F9]*10000)/100" office:value-type="float" office:value="16.09" calcext:value-type="float">
            <text:p>16,09</text:p>
          </table:table-cell>
          <table:table-cell table:formula="of:=[.G51]*(-1+([.G51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UN</text:p>
          </table:table-cell>
          <table:table-cell office:value-type="float" office:value="125485" calcext:value-type="float">
            <text:p>125485</text:p>
          </table:table-cell>
          <table:table-cell table:formula="of:=INT(10000*[.B52]/[.$B$62])/100" office:value-type="float" office:value="20.07" calcext:value-type="float">
            <text:p>20,07</text:p>
          </table:table-cell>
          <table:table-cell office:value-type="string" calcext:value-type="string">
            <text:p>P</text:p>
          </table:table-cell>
          <table:table-cell table:formula="of:=[.B46]" office:value-type="float" office:value="87953" calcext:value-type="float">
            <text:p>87953</text:p>
          </table:table-cell>
          <table:table-cell table:formula="of:=INT(10000*[.E52]/[.$E$56])/100" office:value-type="float" office:value="13.76" calcext:value-type="float">
            <text:p>13,76</text:p>
          </table:table-cell>
          <table:table-cell table:formula="of:=INT(100*([.F52]-[.F10]))/100" office:value-type="float" office:value="-2.68" calcext:value-type="float">
            <text:p>-2,68</text:p>
          </table:table-cell>
          <table:table-cell table:formula="of:=INT([.G52]/[.F10]*10000)/100" office:value-type="float" office:value="-16.31" calcext:value-type="float">
            <text:p>-16,31</text:p>
          </table:table-cell>
          <table:table-cell table:formula="of:=[.G52]*(-1+([.G52]&gt;0))" office:value-type="float" office:value="2.68" calcext:value-type="float">
            <text:p>2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3682" calcext:value-type="float">
            <text:p>23682</text:p>
          </table:table-cell>
          <table:table-cell table:formula="of:=INT(10000*[.B53]/[.$B$62])/100" office:value-type="float" office:value="3.78" calcext:value-type="float">
            <text:p>3,78</text:p>
          </table:table-cell>
          <table:table-cell office:value-type="string" calcext:value-type="string">
            <text:p>PONCT</text:p>
          </table:table-cell>
          <table:table-cell table:formula="of:=[.B57]+[.B59]" office:value-type="float" office:value="82168" calcext:value-type="float">
            <text:p>82168</text:p>
          </table:table-cell>
          <table:table-cell table:formula="of:=INT(10000*[.E53]/[.$E$56])/100" office:value-type="float" office:value="12.85" calcext:value-type="float">
            <text:p>12,85</text:p>
          </table:table-cell>
          <table:table-cell table:formula="of:=INT(100*([.F53]-[.F11]))/100" office:value-type="float" office:value="-0.6" calcext:value-type="float">
            <text:p>-0,6</text:p>
          </table:table-cell>
          <table:table-cell table:formula="of:=INT([.G53]/[.F11]*10000)/100" office:value-type="float" office:value="-4.47" calcext:value-type="float">
            <text:p>-4,47</text:p>
          </table:table-cell>
          <table:table-cell table:formula="of:=[.G53]*(-1+([.G53]&gt;0))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2249" calcext:value-type="float">
            <text:p>2249</text:p>
          </table:table-cell>
          <table:table-cell table:formula="of:=INT(10000*[.B54]/[.$B$62])/100" office:value-type="float" office:value="0.35" calcext:value-type="float">
            <text:p>0,35</text:p>
          </table:table-cell>
          <table:table-cell office:value-type="string" calcext:value-type="string">
            <text:p>PRO</text:p>
          </table:table-cell>
          <table:table-cell table:formula="of:=[.B56]" office:value-type="float" office:value="38991" calcext:value-type="float">
            <text:p>38991</text:p>
          </table:table-cell>
          <table:table-cell table:formula="of:=INT(10000*[.E54]/[.$E$56])/100" office:value-type="float" office:value="6.1" calcext:value-type="float">
            <text:p>6,1</text:p>
          </table:table-cell>
          <table:table-cell table:formula="of:=INT(100*([.F54]-[.F12]))/100" office:value-type="float" office:value="4.35" calcext:value-type="float">
            <text:p>4,35</text:p>
          </table:table-cell>
          <table:table-cell table:formula="of:=INT([.G54]/[.F12]*10000)/100" office:value-type="float" office:value="248.57" calcext:value-type="float">
            <text:p>248,57</text:p>
          </table:table-cell>
          <table:table-cell table:formula="of:=[.G54]*(-1+([.G54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N</text:p>
          </table:table-cell>
          <table:table-cell office:value-type="float" office:value="22543" calcext:value-type="float">
            <text:p>22543</text:p>
          </table:table-cell>
          <table:table-cell table:formula="of:=INT(10000*[.B55]/[.$B$62])/100" office:value-type="float" office:value="3.6" calcext:value-type="float">
            <text:p>3,6</text:p>
          </table:table-cell>
          <table:table-cell office:value-type="string" calcext:value-type="string">
            <text:p>V</text:p>
          </table:table-cell>
          <table:table-cell table:formula="of:=[.B60]+[.B48]" office:value-type="float" office:value="76087" calcext:value-type="float">
            <text:p>76087</text:p>
          </table:table-cell>
          <table:table-cell table:formula="of:=INT(10000*[.E55]/[.$E$56])/100" office:value-type="float" office:value="11.9" calcext:value-type="float">
            <text:p>11,9</text:p>
          </table:table-cell>
          <table:table-cell table:formula="of:=INT(100*([.F55]-[.F13]))/100" office:value-type="float" office:value="0.98" calcext:value-type="float">
            <text:p>0,98</text:p>
          </table:table-cell>
          <table:table-cell table:formula="of:=INT([.G55]/[.F13]*10000)/100" office:value-type="float" office:value="8.97" calcext:value-type="float">
            <text:p>8,97</text:p>
          </table:table-cell>
          <table:table-cell table:formula="of:=[.G55]*(-1+([.G55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N</text:p>
          </table:table-cell>
          <table:table-cell office:value-type="float" office:value="38991" calcext:value-type="float">
            <text:p>38991</text:p>
          </table:table-cell>
          <table:table-cell table:formula="of:=INT(10000*[.B56]/[.$B$62])/100" office:value-type="float" office:value="6.23" calcext:value-type="float">
            <text:p>6,23</text:p>
          </table:table-cell>
          <table:table-cell office:value-type="string" calcext:value-type="string">
            <text:p>Total</text:p>
          </table:table-cell>
          <table:table-cell table:formula="of:=SUM([.E45:.E55])" office:value-type="float" office:value="639189" calcext:value-type="float">
            <text:p>639189</text:p>
          </table:table-cell>
          <table:table-cell table:formula="of:=SUM([.F45:.F55])" office:value-type="float" office:value="99.95" calcext:value-type="float">
            <text:p>99,95</text:p>
          </table:table-cell>
          <table:table-cell table:formula="of:=SUM([.G45:.G5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NCT</text:p>
          </table:table-cell>
          <table:table-cell office:value-type="float" office:value="77991" calcext:value-type="float">
            <text:p>77991</text:p>
          </table:table-cell>
          <table:table-cell table:formula="of:=INT(10000*[.B57]/[.$B$62])/100" office:value-type="float" office:value="12.47" calcext:value-type="float">
            <text:p>12,47</text:p>
          </table:table-cell>
          <table:table-cell table:number-columns-repeated="2"/>
          <table:table-cell office:value-type="string" calcext:value-type="string">
            <text:p>pourcentage d’erreur</text:p>
          </table:table-cell>
          <table:table-cell table:formula="of:=SUM([.I45:.I55])" office:value-type="float" office:value="10.5" calcext:value-type="float">
            <text:p>1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NJ</text:p>
          </table:table-cell>
          <table:table-cell office:value-type="float" office:value="5257" calcext:value-type="float">
            <text:p>5257</text:p>
          </table:table-cell>
          <table:table-cell table:formula="of:=INT(10000*[.B58]/[.$B$62])/100" office:value-type="float" office:value="0.84" calcext:value-type="float">
            <text:p>0,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M</text:p>
          </table:table-cell>
          <table:table-cell office:value-type="float" office:value="4177" calcext:value-type="float">
            <text:p>4177</text:p>
          </table:table-cell>
          <table:table-cell table:formula="of:=INT(10000*[.B59]/[.$B$62])/100" office:value-type="float" office:value="0.66" calcext:value-type="float">
            <text:p>0,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B</text:p>
          </table:table-cell>
          <table:table-cell office:value-type="float" office:value="58623" calcext:value-type="float">
            <text:p>58623</text:p>
          </table:table-cell>
          <table:table-cell table:formula="of:=INT(10000*[.B60]/[.$B$62])/100" office:value-type="float" office:value="9.37" calcext:value-type="float">
            <text:p>9,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940" calcext:value-type="float">
            <text:p>8940</text:p>
          </table:table-cell>
          <table:table-cell table:formula="of:=INT(10000*[.B61]/[.$B$62])/100" office:value-type="float" office:value="1.43" calcext:value-type="float">
            <text:p>1,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5:.B61])" office:value-type="float" office:value="624990" calcext:value-type="float">
            <text:p>62499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eetag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3407" calcext:value-type="float">
            <text:p>3407</text:p>
          </table:table-cell>
          <table:table-cell table:formula="of:=INT(10000*[.B65]/[.$B$80])/100" office:value-type="float" office:value="0.52" calcext:value-type="float">
            <text:p>0,52</text:p>
          </table:table-cell>
          <table:table-cell office:value-type="string" calcext:value-type="string">
            <text:p>A</text:p>
          </table:table-cell>
          <table:table-cell table:formula="of:=[.B66]" office:value-type="float" office:value="39992" calcext:value-type="float">
            <text:p>39992</text:p>
          </table:table-cell>
          <table:table-cell table:formula="of:=INT(10000*[.E65]/[.$E$76])/100" office:value-type="float" office:value="6.11" calcext:value-type="float">
            <text:p>6,11</text:p>
          </table:table-cell>
          <table:table-cell table:formula="of:=INT(100*([.F65]-[.F3]))/100" office:value-type="float" office:value="-0.88" calcext:value-type="float">
            <text:p>-0,88</text:p>
          </table:table-cell>
          <table:table-cell table:formula="of:=INT([.G65]/[.F3]*10000)/100" office:value-type="float" office:value="-12.59" calcext:value-type="float">
            <text:p>-12,59</text:p>
          </table:table-cell>
          <table:table-cell table:formula="of:=[.G65]*(-1+([.G65]&gt;0))" office:value-type="float" office:value="0.88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39992" calcext:value-type="float">
            <text:p>39992</text:p>
          </table:table-cell>
          <table:table-cell table:formula="of:=INT(10000*[.B66]/[.$B$80])/100" office:value-type="float" office:value="6.11" calcext:value-type="float">
            <text:p>6,11</text:p>
          </table:table-cell>
          <table:table-cell office:value-type="string" calcext:value-type="string">
            <text:p>ADV</text:p>
          </table:table-cell>
          <table:table-cell table:formula="of:=[.B67]" office:value-type="float" office:value="28103" calcext:value-type="float">
            <text:p>28103</text:p>
          </table:table-cell>
          <table:table-cell table:formula="of:=INT(10000*[.E66]/[.$E$76])/100" office:value-type="float" office:value="4.29" calcext:value-type="float">
            <text:p>4,29</text:p>
          </table:table-cell>
          <table:table-cell table:formula="of:=INT(100*([.F66]-[.F4]))/100" office:value-type="float" office:value="0.03" calcext:value-type="float">
            <text:p>0,03</text:p>
          </table:table-cell>
          <table:table-cell table:formula="of:=INT([.G66]/[.F4]*10000)/100" office:value-type="float" office:value="0.7" calcext:value-type="float">
            <text:p>0,7</text:p>
          </table:table-cell>
          <table:table-cell table:formula="of:=[.G66]*(-1+([.G66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28103" calcext:value-type="float">
            <text:p>28103</text:p>
          </table:table-cell>
          <table:table-cell table:formula="of:=INT(10000*[.B67]/[.$B$80])/100" office:value-type="float" office:value="4.29" calcext:value-type="float">
            <text:p>4,29</text:p>
          </table:table-cell>
          <table:table-cell office:value-type="string" calcext:value-type="string">
            <text:p>C</text:p>
          </table:table-cell>
          <table:table-cell table:formula="of:=[.B70]" office:value-type="float" office:value="21103" calcext:value-type="float">
            <text:p>21103</text:p>
          </table:table-cell>
          <table:table-cell table:formula="of:=INT(10000*[.E67]/[.$E$76])/100" office:value-type="float" office:value="3.22" calcext:value-type="float">
            <text:p>3,22</text:p>
          </table:table-cell>
          <table:table-cell table:formula="of:=INT(100*([.F67]-[.F5]))/100" office:value-type="float" office:value="0.11" calcext:value-type="float">
            <text:p>0,11</text:p>
          </table:table-cell>
          <table:table-cell table:formula="of:=INT([.G67]/[.F5]*10000)/100" office:value-type="float" office:value="3.53" calcext:value-type="float">
            <text:p>3,53</text:p>
          </table:table-cell>
          <table:table-cell table:formula="of:=[.G67]*(-1+([.G67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71435" calcext:value-type="float">
            <text:p>71435</text:p>
          </table:table-cell>
          <table:table-cell table:formula="of:=INT(10000*[.B68]/[.$B$80])/100" office:value-type="float" office:value="10.92" calcext:value-type="float">
            <text:p>10,92</text:p>
          </table:table-cell>
          <table:table-cell office:value-type="string" calcext:value-type="string">
            <text:p>D</text:p>
          </table:table-cell>
          <table:table-cell table:formula="of:=[.B68]" office:value-type="float" office:value="71435" calcext:value-type="float">
            <text:p>71435</text:p>
          </table:table-cell>
          <table:table-cell table:formula="of:=INT(10000*[.E68]/[.$E$76])/100" office:value-type="float" office:value="10.92" calcext:value-type="float">
            <text:p>10,92</text:p>
          </table:table-cell>
          <table:table-cell table:formula="of:=INT(100*([.F68]-[.F6]))/100" office:value-type="float" office:value="-6.41" calcext:value-type="float">
            <text:p>-6,41</text:p>
          </table:table-cell>
          <table:table-cell table:formula="of:=INT([.G68]/[.F6]*10000)/100" office:value-type="float" office:value="-36.99" calcext:value-type="float">
            <text:p>-36,99</text:p>
          </table:table-cell>
          <table:table-cell table:formula="of:=[.G68]*(-1+([.G68]&gt;0))" office:value-type="float" office:value="6.41" calcext:value-type="float">
            <text:p>6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74" calcext:value-type="float">
            <text:p>74</text:p>
          </table:table-cell>
          <table:table-cell table:formula="of:=INT(10000*[.B69]/[.$B$80])/100" office:value-type="float" office:value="0.01" calcext:value-type="float">
            <text:p>0,01</text:p>
          </table:table-cell>
          <table:table-cell office:value-type="string" calcext:value-type="string">
            <text:p>ET</text:p>
          </table:table-cell>
          <table:table-cell table:formula="of:=[.B65]" office:value-type="float" office:value="3407" calcext:value-type="float">
            <text:p>3407</text:p>
          </table:table-cell>
          <table:table-cell table:formula="of:=INT(10000*[.E69]/[.$E$76])/100" office:value-type="float" office:value="0.52" calcext:value-type="float">
            <text:p>0,52</text:p>
          </table:table-cell>
          <table:table-cell table:formula="of:=INT(100*([.F69]-[.F7]))/100" office:value-type="float" office:value="0.18" calcext:value-type="float">
            <text:p>0,18</text:p>
          </table:table-cell>
          <table:table-cell table:formula="of:=INT([.G69]/[.F7]*10000)/100" office:value-type="float" office:value="52.94" calcext:value-type="float">
            <text:p>52,94</text:p>
          </table:table-cell>
          <table:table-cell table:formula="of:=[.G69]*(-1+([.G69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</text:p>
          </table:table-cell>
          <table:table-cell office:value-type="float" office:value="21103" calcext:value-type="float">
            <text:p>21103</text:p>
          </table:table-cell>
          <table:table-cell table:formula="of:=INT(10000*[.B70]/[.$B$80])/100" office:value-type="float" office:value="3.22" calcext:value-type="float">
            <text:p>3,22</text:p>
          </table:table-cell>
          <table:table-cell office:value-type="string" calcext:value-type="string">
            <text:p>I</text:p>
          </table:table-cell>
          <table:table-cell table:formula="of:=[.B69]" office:value-type="float" office:value="74" calcext:value-type="float">
            <text:p>74</text:p>
          </table:table-cell>
          <table:table-cell table:formula="of:=INT(10000*[.E70]/[.$E$76])/100" office:value-type="float" office:value="0.01" calcext:value-type="float">
            <text:p>0,01</text:p>
          </table:table-cell>
          <table:table-cell table:formula="of:=INT(100*([.F70]-[.F8]))/100" office:value-type="float" office:value="0" calcext:value-type="float">
            <text:p>0</text:p>
          </table:table-cell>
          <table:table-cell table:formula="of:=INT([.G70]/[.F8]*10000)/100" office:value-type="float" office:value="0" calcext:value-type="float">
            <text:p>0</text:p>
          </table:table-cell>
          <table:table-cell table:formula="of:=[.G70]*(-1+([.G70]&gt;0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31051" calcext:value-type="float">
            <text:p>31051</text:p>
          </table:table-cell>
          <table:table-cell table:formula="of:=INT(10000*[.B71]/[.$B$80])/100" office:value-type="float" office:value="4.74" calcext:value-type="float">
            <text:p>4,74</text:p>
          </table:table-cell>
          <table:table-cell office:value-type="string" calcext:value-type="string">
            <text:p>N</text:p>
          </table:table-cell>
          <table:table-cell table:formula="of:=[.B71]+[.B72]+[.B73]" office:value-type="float" office:value="188350" calcext:value-type="float">
            <text:p>188350</text:p>
          </table:table-cell>
          <table:table-cell table:formula="of:=INT(10000*[.E71]/[.$E$76])/100" office:value-type="float" office:value="28.8" calcext:value-type="float">
            <text:p>28,8</text:p>
          </table:table-cell>
          <table:table-cell table:formula="of:=INT(100*([.F71]-[.F9]))/100" office:value-type="float" office:value="3.45" calcext:value-type="float">
            <text:p>3,45</text:p>
          </table:table-cell>
          <table:table-cell table:formula="of:=INT([.G71]/[.F9]*10000)/100" office:value-type="float" office:value="13.6" calcext:value-type="float">
            <text:p>13,6</text:p>
          </table:table-cell>
          <table:table-cell table:formula="of:=[.G71]*(-1+([.G71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</text:p>
          </table:table-cell>
          <table:table-cell office:value-type="float" office:value="132935" calcext:value-type="float">
            <text:p>132935</text:p>
          </table:table-cell>
          <table:table-cell table:formula="of:=INT(10000*[.B72]/[.$B$80])/100" office:value-type="float" office:value="20.33" calcext:value-type="float">
            <text:p>20,33</text:p>
          </table:table-cell>
          <table:table-cell office:value-type="string" calcext:value-type="string">
            <text:p>P</text:p>
          </table:table-cell>
          <table:table-cell table:formula="of:=[.B75]" office:value-type="float" office:value="108663" calcext:value-type="float">
            <text:p>108663</text:p>
          </table:table-cell>
          <table:table-cell table:formula="of:=INT(10000*[.E72]/[.$E$76])/100" office:value-type="float" office:value="16.62" calcext:value-type="float">
            <text:p>16,62</text:p>
          </table:table-cell>
          <table:table-cell table:formula="of:=INT(100*([.F72]-[.F10]))/100" office:value-type="float" office:value="0.18" calcext:value-type="float">
            <text:p>0,18</text:p>
          </table:table-cell>
          <table:table-cell table:formula="of:=INT([.G72]/[.F10]*10000)/100" office:value-type="float" office:value="1.09" calcext:value-type="float">
            <text:p>1,09</text:p>
          </table:table-cell>
          <table:table-cell table:formula="of:=[.G72]*(-1+([.G72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24364" calcext:value-type="float">
            <text:p>24364</text:p>
          </table:table-cell>
          <table:table-cell table:formula="of:=INT(10000*[.B73]/[.$B$80])/100" office:value-type="float" office:value="3.72" calcext:value-type="float">
            <text:p>3,72</text:p>
          </table:table-cell>
          <table:table-cell office:value-type="string" calcext:value-type="string">
            <text:p>PONCT</text:p>
          </table:table-cell>
          <table:table-cell table:formula="of:=[.B78]+[.B77]+[.B76]" office:value-type="float" office:value="86807" calcext:value-type="float">
            <text:p>86807</text:p>
          </table:table-cell>
          <table:table-cell table:formula="of:=INT(10000*[.E73]/[.$E$76])/100" office:value-type="float" office:value="13.27" calcext:value-type="float">
            <text:p>13,27</text:p>
          </table:table-cell>
          <table:table-cell table:formula="of:=INT(100*([.F73]-[.F11]))/100" office:value-type="float" office:value="-0.18" calcext:value-type="float">
            <text:p>-0,18</text:p>
          </table:table-cell>
          <table:table-cell table:formula="of:=INT([.G73]/[.F11]*10000)/100" office:value-type="float" office:value="-1.34" calcext:value-type="float">
            <text:p>-1,34</text:p>
          </table:table-cell>
          <table:table-cell table:formula="of:=[.G73]*(-1+([.G73]&gt;0))" office:value-type="float" office:value="0.18" calcext:value-type="float">
            <text:p>0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2312" calcext:value-type="float">
            <text:p>32312</text:p>
          </table:table-cell>
          <table:table-cell table:formula="of:=INT(10000*[.B74]/[.$B$80])/100" office:value-type="float" office:value="4.94" calcext:value-type="float">
            <text:p>4,94</text:p>
          </table:table-cell>
          <table:table-cell office:value-type="string" calcext:value-type="string">
            <text:p>PRO</text:p>
          </table:table-cell>
          <table:table-cell table:formula="of:=[.B74]" office:value-type="float" office:value="32312" calcext:value-type="float">
            <text:p>32312</text:p>
          </table:table-cell>
          <table:table-cell table:formula="of:=INT(10000*[.E74]/[.$E$76])/100" office:value-type="float" office:value="4.94" calcext:value-type="float">
            <text:p>4,94</text:p>
          </table:table-cell>
          <table:table-cell table:formula="of:=INT(100*([.F74]-[.F12]))/100" office:value-type="float" office:value="3.19" calcext:value-type="float">
            <text:p>3,19</text:p>
          </table:table-cell>
          <table:table-cell table:formula="of:=INT([.G74]/[.F12]*10000)/100" office:value-type="float" office:value="182.28" calcext:value-type="float">
            <text:p>182,28</text:p>
          </table:table-cell>
          <table:table-cell table:formula="of:=[.G74]*(-1+([.G74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P</text:p>
          </table:table-cell>
          <table:table-cell office:value-type="float" office:value="108663" calcext:value-type="float">
            <text:p>108663</text:p>
          </table:table-cell>
          <table:table-cell table:formula="of:=INT(10000*[.B75]/[.$B$80])/100" office:value-type="float" office:value="16.62" calcext:value-type="float">
            <text:p>16,62</text:p>
          </table:table-cell>
          <table:table-cell office:value-type="string" calcext:value-type="string">
            <text:p>V</text:p>
          </table:table-cell>
          <table:table-cell table:formula="of:=[.B79]" office:value-type="float" office:value="73526" calcext:value-type="float">
            <text:p>73526</text:p>
          </table:table-cell>
          <table:table-cell table:formula="of:=INT(10000*[.E75]/[.$E$76])/100" office:value-type="float" office:value="11.24" calcext:value-type="float">
            <text:p>11,24</text:p>
          </table:table-cell>
          <table:table-cell table:formula="of:=INT(100*([.F75]-[.F13]))/100" office:value-type="float" office:value="0.32" calcext:value-type="float">
            <text:p>0,32</text:p>
          </table:table-cell>
          <table:table-cell table:formula="of:=INT([.G75]/[.F13]*10000)/100" office:value-type="float" office:value="2.93" calcext:value-type="float">
            <text:p>2,93</text:p>
          </table:table-cell>
          <table:table-cell table:formula="of:=[.G75]*(-1+([.G75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</text:p>
          </table:table-cell>
          <table:table-cell office:value-type="float" office:value="60330" calcext:value-type="float">
            <text:p>60330</text:p>
          </table:table-cell>
          <table:table-cell table:formula="of:=INT(10000*[.B76]/[.$B$80])/100" office:value-type="float" office:value="9.22" calcext:value-type="float">
            <text:p>9,22</text:p>
          </table:table-cell>
          <table:table-cell office:value-type="string" calcext:value-type="string">
            <text:p>Total</text:p>
          </table:table-cell>
          <table:table-cell table:formula="of:=SUM([.E65:.E75])" office:value-type="float" office:value="653772" calcext:value-type="float">
            <text:p>653772</text:p>
          </table:table-cell>
          <table:table-cell table:formula="of:=SUM([.F65:.F75])" office:value-type="float" office:value="99.94" calcext:value-type="float">
            <text:p>99,94</text:p>
          </table:table-cell>
          <table:table-cell table:formula="of:=INT(100*SUM([.G65:.G75]))/100" office:value-type="float" office:value="-0.02" calcext:value-type="float">
            <text:p>-0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T</text:p>
          </table:table-cell>
          <table:table-cell office:value-type="float" office:value="22664" calcext:value-type="float">
            <text:p>22664</text:p>
          </table:table-cell>
          <table:table-cell table:formula="of:=INT(10000*[.B77]/[.$B$80])/100" office:value-type="float" office:value="3.46" calcext:value-type="float">
            <text:p>3,46</text:p>
          </table:table-cell>
          <table:table-cell table:number-columns-repeated="2"/>
          <table:table-cell office:value-type="string" calcext:value-type="string">
            <text:p>pourcentage d’erreur</text:p>
          </table:table-cell>
          <table:table-cell table:formula="of:=SUM([.I65:.I75])" office:value-type="float" office:value="7.47" calcext:value-type="float">
            <text:p>7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</text:p>
          </table:table-cell>
          <table:table-cell office:value-type="float" office:value="3813" calcext:value-type="float">
            <text:p>3813</text:p>
          </table:table-cell>
          <table:table-cell table:formula="of:=INT(10000*[.B78]/[.$B$80])/100" office:value-type="float" office:value="0.58" calcext:value-type="float">
            <text:p>0,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73526" calcext:value-type="float">
            <text:p>73526</text:p>
          </table:table-cell>
          <table:table-cell table:formula="of:=INT(10000*[.B79]/[.$B$80])/100" office:value-type="float" office:value="11.24" calcext:value-type="float">
            <text:p>11,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5:.B79])" office:value-type="float" office:value="653772" calcext:value-type="float">
            <text:p>653772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Ninoperate</text:p>
          </table:table-cell>
          <table:table-cell office:value-type="float" office:value="644595" calcext:value-type="float">
            <text:p>644595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Talisma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41316" calcext:value-type="float">
            <text:p>41316</text:p>
          </table:table-cell>
          <table:table-cell table:formula="of:=INT(10000*[.B92]/[.$B$111])/100" office:value-type="float" office:value="6.35" calcext:value-type="float">
            <text:p>6,35</text:p>
          </table:table-cell>
          <table:table-cell office:value-type="string" calcext:value-type="string">
            <text:p>A</text:p>
          </table:table-cell>
          <table:table-cell table:formula="of:=[.B92]" office:value-type="float" office:value="41316" calcext:value-type="float">
            <text:p>41316</text:p>
          </table:table-cell>
          <table:table-cell table:formula="of:=INT(10000*[.E92]/[.$E$103])/100" office:value-type="float" office:value="6.16" calcext:value-type="float">
            <text:p>6,16</text:p>
          </table:table-cell>
          <table:table-cell table:formula="of:=INT(100*([.F92]-[.F3]))/100" office:value-type="float" office:value="-0.83" calcext:value-type="float">
            <text:p>-0,83</text:p>
          </table:table-cell>
          <table:table-cell table:formula="of:=INT([.G92]/[.F3]*10000)/100" office:value-type="float" office:value="-11.88" calcext:value-type="float">
            <text:p>-11,88</text:p>
          </table:table-cell>
          <table:table-cell table:formula="of:=[.G92]*(-1+([.G92]&gt;0))" office:value-type="float" office:value="0.83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88288" calcext:value-type="float">
            <text:p>88288</text:p>
          </table:table-cell>
          <table:table-cell table:formula="of:=INT(10000*[.B93]/[.$B$111])/100" office:value-type="float" office:value="13.58" calcext:value-type="float">
            <text:p>13,58</text:p>
          </table:table-cell>
          <table:table-cell office:value-type="string" calcext:value-type="string">
            <text:p>ADV</text:p>
          </table:table-cell>
          <table:table-cell table:formula="of:=[.B96]" office:value-type="float" office:value="27105" calcext:value-type="float">
            <text:p>27105</text:p>
          </table:table-cell>
          <table:table-cell table:formula="of:=INT(10000*[.E93]/[.$E$103])/100" office:value-type="float" office:value="4.04" calcext:value-type="float">
            <text:p>4,04</text:p>
          </table:table-cell>
          <table:table-cell table:formula="of:=INT(100*([.F93]-[.F4]))/100" office:value-type="float" office:value="-0.22" calcext:value-type="float">
            <text:p>-0,22</text:p>
          </table:table-cell>
          <table:table-cell table:formula="of:=INT([.G93]/[.F4]*10000)/100" office:value-type="float" office:value="-5.17" calcext:value-type="float">
            <text:p>-5,17</text:p>
          </table:table-cell>
          <table:table-cell table:formula="of:=[.G93]*(-1+([.G93]&gt;0))" office:value-type="float" office:value="0.22" calcext:value-type="float">
            <text:p>0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P+DET</text:p>
          </table:table-cell>
          <table:table-cell office:value-type="float" office:value="20360" calcext:value-type="float">
            <text:p>20360</text:p>
          </table:table-cell>
          <table:table-cell table:formula="of:=INT(10000*[.B94]/[.$B$111])/100" office:value-type="float" office:value="3.13" calcext:value-type="float">
            <text:p>3,13</text:p>
          </table:table-cell>
          <table:table-cell office:value-type="string" calcext:value-type="string">
            <text:p>C</text:p>
          </table:table-cell>
          <table:table-cell table:formula="of:=[.B98]+[.B107]" office:value-type="float" office:value="21085" calcext:value-type="float">
            <text:p>21085</text:p>
          </table:table-cell>
          <table:table-cell table:formula="of:=INT(10000*[.E94]/[.$E$103])/100" office:value-type="float" office:value="3.14" calcext:value-type="float">
            <text:p>3,14</text:p>
          </table:table-cell>
          <table:table-cell table:formula="of:=INT(100*([.F94]-[.F5]))/100" office:value-type="float" office:value="0.03" calcext:value-type="float">
            <text:p>0,03</text:p>
          </table:table-cell>
          <table:table-cell table:formula="of:=INT([.G94]/[.F5]*10000)/100" office:value-type="float" office:value="0.96" calcext:value-type="float">
            <text:p>0,96</text:p>
          </table:table-cell>
          <table:table-cell table:formula="of:=[.G94]*(-1+([.G94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P+PRON</text:p>
          </table:table-cell>
          <table:table-cell office:value-type="float" office:value="152" calcext:value-type="float">
            <text:p>152</text:p>
          </table:table-cell>
          <table:table-cell table:formula="of:=INT(10000*[.B95]/[.$B$111])/100" office:value-type="float" office:value="0.02" calcext:value-type="float">
            <text:p>0,02</text:p>
          </table:table-cell>
          <table:table-cell office:value-type="string" calcext:value-type="string">
            <text:p>D</text:p>
          </table:table-cell>
          <table:table-cell table:formula="of:=[.B99]+[.B94]" office:value-type="float" office:value="101493" calcext:value-type="float">
            <text:p>101493</text:p>
          </table:table-cell>
          <table:table-cell table:formula="of:=INT(10000*[.E95]/[.$E$103])/100" office:value-type="float" office:value="15.13" calcext:value-type="float">
            <text:p>15,13</text:p>
          </table:table-cell>
          <table:table-cell table:formula="of:=INT(100*([.F95]-[.F6]))/100" office:value-type="float" office:value="-2.2" calcext:value-type="float">
            <text:p>-2,2</text:p>
          </table:table-cell>
          <table:table-cell table:formula="of:=INT([.G95]/[.F6]*10000)/100" office:value-type="float" office:value="-12.7" calcext:value-type="float">
            <text:p>-12,7</text:p>
          </table:table-cell>
          <table:table-cell table:formula="of:=[.G95]*(-1+([.G95]&gt;0))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27105" calcext:value-type="float">
            <text:p>27105</text:p>
          </table:table-cell>
          <table:table-cell table:formula="of:=INT(10000*[.B96]/[.$B$111])/100" office:value-type="float" office:value="4.17" calcext:value-type="float">
            <text:p>4,17</text:p>
          </table:table-cell>
          <table:table-cell office:value-type="string" calcext:value-type="string">
            <text:p>ET</text:p>
          </table:table-cell>
          <table:table-cell table:formula="of:=[.B110]" office:value-type="float" office:value="1163" calcext:value-type="float">
            <text:p>1163</text:p>
          </table:table-cell>
          <table:table-cell table:formula="of:=INT(10000*[.E96]/[.$E$103])/100" office:value-type="float" office:value="0.17" calcext:value-type="float">
            <text:p>0,17</text:p>
          </table:table-cell>
          <table:table-cell table:formula="of:=INT(100*([.F96]-[.F7]))/100" office:value-type="float" office:value="-0.17" calcext:value-type="float">
            <text:p>-0,17</text:p>
          </table:table-cell>
          <table:table-cell table:formula="of:=INT([.G96]/[.F7]*10000)/100" office:value-type="float" office:value="-50" calcext:value-type="float">
            <text:p>-50</text:p>
          </table:table-cell>
          <table:table-cell table:formula="of:=[.G96]*(-1+([.G96]&gt;0))" office:value-type="float" office:value="0.17" calcext:value-type="float">
            <text:p>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</text:p>
          </table:table-cell>
          <table:table-cell office:value-type="float" office:value="16144" calcext:value-type="float">
            <text:p>16144</text:p>
          </table:table-cell>
          <table:table-cell table:formula="of:=INT(10000*[.B97]/[.$B$111])/100" office:value-type="float" office:value="2.48" calcext:value-type="float">
            <text:p>2,48</text:p>
          </table:table-cell>
          <table:table-cell office:value-type="string" calcext:value-type="string">
            <text:p>I</text:p>
          </table:table-cell>
          <table:table-cell table:formula="of:=[.B100]" office:value-type="float" office:value="32" calcext:value-type="float">
            <text:p>32</text:p>
          </table:table-cell>
          <table:table-cell table:formula="of:=INT(10000*[.E97]/[.$E$103])/100" office:value-type="float" office:value="0" calcext:value-type="float">
            <text:p>0</text:p>
          </table:table-cell>
          <table:table-cell table:formula="of:=INT(100*([.F97]-[.F8]))/100" office:value-type="float" office:value="-0.01" calcext:value-type="float">
            <text:p>-0,01</text:p>
          </table:table-cell>
          <table:table-cell table:formula="of:=INT([.G97]/[.F8]*10000)/100" office:value-type="float" office:value="-100" calcext:value-type="float">
            <text:p>-100</text:p>
          </table:table-cell>
          <table:table-cell table:formula="of:=[.G97]*(-1+([.G97]&gt;0))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ONJ</text:p>
          </table:table-cell>
          <table:table-cell office:value-type="float" office:value="14178" calcext:value-type="float">
            <text:p>14178</text:p>
          </table:table-cell>
          <table:table-cell table:formula="of:=INT(10000*[.B98]/[.$B$111])/100" office:value-type="float" office:value="2.18" calcext:value-type="float">
            <text:p>2,18</text:p>
          </table:table-cell>
          <table:table-cell office:value-type="string" calcext:value-type="string">
            <text:p>N</text:p>
          </table:table-cell>
          <table:table-cell table:formula="of:=[.B101]+[.B102]+[.B105]" office:value-type="float" office:value="187601" calcext:value-type="float">
            <text:p>187601</text:p>
          </table:table-cell>
          <table:table-cell table:formula="of:=INT(10000*[.E98]/[.$E$103])/100" office:value-type="float" office:value="27.98" calcext:value-type="float">
            <text:p>27,98</text:p>
          </table:table-cell>
          <table:table-cell table:formula="of:=INT(100*([.F98]-[.F9]))/100" office:value-type="float" office:value="2.63" calcext:value-type="float">
            <text:p>2,63</text:p>
          </table:table-cell>
          <table:table-cell table:formula="of:=INT([.G98]/[.F9]*10000)/100" office:value-type="float" office:value="10.37" calcext:value-type="float">
            <text:p>10,37</text:p>
          </table:table-cell>
          <table:table-cell table:formula="of:=[.G98]*(-1+([.G98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81133" calcext:value-type="float">
            <text:p>81133</text:p>
          </table:table-cell>
          <table:table-cell table:formula="of:=INT(10000*[.B99]/[.$B$111])/100" office:value-type="float" office:value="12.48" calcext:value-type="float">
            <text:p>12,48</text:p>
          </table:table-cell>
          <table:table-cell office:value-type="string" calcext:value-type="string">
            <text:p>P</text:p>
          </table:table-cell>
          <table:table-cell table:formula="of:=[.B93]+[.B94]+[.B95]" office:value-type="float" office:value="108800" calcext:value-type="float">
            <text:p>108800</text:p>
          </table:table-cell>
          <table:table-cell table:formula="of:=INT(10000*[.E99]/[.$E$103])/100" office:value-type="float" office:value="16.22" calcext:value-type="float">
            <text:p>16,22</text:p>
          </table:table-cell>
          <table:table-cell table:formula="of:=INT(100*([.F99]-[.F10]))/100" office:value-type="float" office:value="-0.23" calcext:value-type="float">
            <text:p>-0,23</text:p>
          </table:table-cell>
          <table:table-cell table:formula="of:=INT([.G99]/[.F10]*10000)/100" office:value-type="float" office:value="-1.4" calcext:value-type="float">
            <text:p>-1,4</text:p>
          </table:table-cell>
          <table:table-cell table:formula="of:=[.G99]*(-1+([.G99]&gt;0))" office:value-type="float" office:value="0.23" calcext:value-type="float">
            <text:p>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J</text:p>
          </table:table-cell>
          <table:table-cell office:value-type="float" office:value="32" calcext:value-type="float">
            <text:p>32</text:p>
          </table:table-cell>
          <table:table-cell table:formula="of:=INT(10000*[.B100]/[.$B$111])/100" office:value-type="float" office:value="0" calcext:value-type="float">
            <text:p>0</text:p>
          </table:table-cell>
          <table:table-cell office:value-type="string" calcext:value-type="string">
            <text:p>PONCT</text:p>
          </table:table-cell>
          <table:table-cell table:formula="of:=[.B106]+[.B108]" office:value-type="float" office:value="83848" calcext:value-type="float">
            <text:p>83848</text:p>
          </table:table-cell>
          <table:table-cell table:formula="of:=INT(10000*[.E100]/[.$E$103])/100" office:value-type="float" office:value="12.5" calcext:value-type="float">
            <text:p>12,5</text:p>
          </table:table-cell>
          <table:table-cell table:formula="of:=INT(100*([.F100]-[.F11]))/100" office:value-type="float" office:value="-0.95" calcext:value-type="float">
            <text:p>-0,95</text:p>
          </table:table-cell>
          <table:table-cell table:formula="of:=INT([.G100]/[.F11]*10000)/100" office:value-type="float" office:value="-7.07" calcext:value-type="float">
            <text:p>-7,07</text:p>
          </table:table-cell>
          <table:table-cell table:formula="of:=[.G100]*(-1+([.G100]&gt;0))" office:value-type="float" office:value="0.95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UN</text:p>
          </table:table-cell>
          <table:table-cell office:value-type="float" office:value="138215" calcext:value-type="float">
            <text:p>138215</text:p>
          </table:table-cell>
          <table:table-cell table:formula="of:=INT(10000*[.B101]/[.$B$111])/100" office:value-type="float" office:value="21.26" calcext:value-type="float">
            <text:p>21,26</text:p>
          </table:table-cell>
          <table:table-cell office:value-type="string" calcext:value-type="string">
            <text:p>PRO</text:p>
          </table:table-cell>
          <table:table-cell table:formula="of:=[.B104]+[.B95]" office:value-type="float" office:value="26733" calcext:value-type="float">
            <text:p>26733</text:p>
          </table:table-cell>
          <table:table-cell table:formula="of:=INT(10000*[.E101]/[.$E$103])/100" office:value-type="float" office:value="3.98" calcext:value-type="float">
            <text:p>3,98</text:p>
          </table:table-cell>
          <table:table-cell table:formula="of:=INT(100*([.F101]-[.F12]))/100" office:value-type="float" office:value="2.23" calcext:value-type="float">
            <text:p>2,23</text:p>
          </table:table-cell>
          <table:table-cell table:formula="of:=INT([.G101]/[.F12]*10000)/100" office:value-type="float" office:value="127.42" calcext:value-type="float">
            <text:p>127,42</text:p>
          </table:table-cell>
          <table:table-cell table:formula="of:=[.G101]*(-1+([.G101]&gt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19596" calcext:value-type="float">
            <text:p>19596</text:p>
          </table:table-cell>
          <table:table-cell table:formula="of:=INT(10000*[.B102]/[.$B$111])/100" office:value-type="float" office:value="3.01" calcext:value-type="float">
            <text:p>3,01</text:p>
          </table:table-cell>
          <table:table-cell office:value-type="string" calcext:value-type="string">
            <text:p>V</text:p>
          </table:table-cell>
          <table:table-cell table:formula="of:=[.B109]+[.B97]" office:value-type="float" office:value="71242" calcext:value-type="float">
            <text:p>71242</text:p>
          </table:table-cell>
          <table:table-cell table:formula="of:=INT(10000*[.E102]/[.$E$103])/100" office:value-type="float" office:value="10.62" calcext:value-type="float">
            <text:p>10,62</text:p>
          </table:table-cell>
          <table:table-cell table:formula="of:=INT(100*([.F102]-[.F13]))/100" office:value-type="float" office:value="-0.31" calcext:value-type="float">
            <text:p>-0,31</text:p>
          </table:table-cell>
          <table:table-cell table:formula="of:=INT([.G102]/[.F13]*10000)/100" office:value-type="float" office:value="-2.84" calcext:value-type="float">
            <text:p>-2,84</text:p>
          </table:table-cell>
          <table:table-cell table:formula="of:=[.G102]*(-1+([.G102]&gt;0))"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25" calcext:value-type="float">
            <text:p>25</text:p>
          </table:table-cell>
          <table:table-cell table:formula="of:=INT(10000*[.B103]/[.$B$111])/100"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table:formula="of:=SUM([.E92:.E102])" office:value-type="float" office:value="670418" calcext:value-type="float">
            <text:p>670418</text:p>
          </table:table-cell>
          <table:table-cell table:formula="of:=SUM([.F92:.F102])" office:value-type="float" office:value="99.94" calcext:value-type="float">
            <text:p>99,94</text:p>
          </table:table-cell>
          <table:table-cell table:formula="of:=SUM([.G92:.G102])" office:value-type="float" office:value="-0.0299999999999999" calcext:value-type="float">
            <text:p>-0,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N</text:p>
          </table:table-cell>
          <table:table-cell office:value-type="float" office:value="26581" calcext:value-type="float">
            <text:p>26581</text:p>
          </table:table-cell>
          <table:table-cell table:formula="of:=INT(10000*[.B104]/[.$B$111])/100" office:value-type="float" office:value="4.08" calcext:value-type="float">
            <text:p>4,08</text:p>
          </table:table-cell>
          <table:table-cell table:number-columns-repeated="2"/>
          <table:table-cell office:value-type="string" calcext:value-type="string">
            <text:p>pourcentage d’erreur</text:p>
          </table:table-cell>
          <table:table-cell table:formula="of:=SUM([.I92:.I102])" office:value-type="float" office:value="4.92" calcext:value-type="float">
            <text:p>4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N</text:p>
          </table:table-cell>
          <table:table-cell office:value-type="float" office:value="29790" calcext:value-type="float">
            <text:p>29790</text:p>
          </table:table-cell>
          <table:table-cell table:formula="of:=INT(10000*[.B105]/[.$B$111])/100" office:value-type="float" office:value="4.58" calcext:value-type="float">
            <text:p>4,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NCT</text:p>
          </table:table-cell>
          <table:table-cell office:value-type="float" office:value="83739" calcext:value-type="float">
            <text:p>83739</text:p>
          </table:table-cell>
          <table:table-cell table:formula="of:=INT(10000*[.B106]/[.$B$111])/100" office:value-type="float" office:value="12.88" calcext:value-type="float">
            <text:p>12,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ONJ</text:p>
          </table:table-cell>
          <table:table-cell office:value-type="float" office:value="6907" calcext:value-type="float">
            <text:p>6907</text:p>
          </table:table-cell>
          <table:table-cell table:formula="of:=INT(10000*[.B107]/[.$B$111])/100" office:value-type="float" office:value="1.06" calcext:value-type="float">
            <text:p>1,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M</text:p>
          </table:table-cell>
          <table:table-cell office:value-type="float" office:value="109" calcext:value-type="float">
            <text:p>109</text:p>
          </table:table-cell>
          <table:table-cell table:formula="of:=INT(10000*[.B108]/[.$B$111])/100" office:value-type="float" office:value="0.01" calcext:value-type="float">
            <text:p>0,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B</text:p>
          </table:table-cell>
          <table:table-cell office:value-type="float" office:value="55098" calcext:value-type="float">
            <text:p>55098</text:p>
          </table:table-cell>
          <table:table-cell table:formula="of:=INT(10000*[.B109]/[.$B$111])/100" office:value-type="float" office:value="8.47" calcext:value-type="float">
            <text:p>8,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63" calcext:value-type="float">
            <text:p>1163</text:p>
          </table:table-cell>
          <table:table-cell table:formula="of:=INT(10000*[.B110]/[.$B$111])/100" office:value-type="float" office:value="0.17" calcext:value-type="float">
            <text:p>0,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92:.B110])" office:value-type="float" office:value="649931" calcext:value-type="float">
            <text:p>64993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6T09:53:13.680586891</dc:date>
    <dc:creator>L C</dc:creator>
    <meta:editing-duration>PT13H23M44S</meta:editing-duration>
    <meta:editing-cycles>4</meta:editing-cycles>
    <meta:generator>LibreOffice/6.0.4.2$MacOSX_X86_64 LibreOffice_project/9b0d9b32d5dcda91d2f1a96dc04c645c450872bf</meta:generator>
    <meta:document-statistic meta:table-count="1" meta:cell-count="5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82cm" xlink:href=".." xlink:type="simple" chart:class="chart:bar" chart:style-name="ch1">
        <chart:legend chart:legend-position="end" svg:x="13.487cm" svg:y="3.445cm" style:legend-expansion="high" chart:style-name="ch2"/>
        <chart:plot-area chart:style-name="ch3" table:cell-range-address="analyse_corpus_v3.D22:analyse_corpus_v3.D32 analyse_corpus_v3.A21:analyse_corpus_v3.A21 analyse_corpus_v3.G22:analyse_corpus_v3.G32 analyse_corpus_v3.A44:analyse_corpus_v3.A44 analyse_corpus_v3.G45:analyse_corpus_v3.G55 analyse_corpus_v3.A64:analyse_corpus_v3.A64 analyse_corpus_v3.G65:analyse_corpus_v3.G75 analyse_corpus_v3.A91:analyse_corpus_v3.A91 analyse_corpus_v3.G92:analyse_corpus_v3.G102" chart:data-source-has-labels="both" svg:x="0.319cm" svg:y="0.179cm" svg:width="12.849cm" svg:height="8.624cm">
          <chartooo:coordinate-region svg:x="0.888cm" svg:y="0.378cm" svg:width="12.28cm" svg:height="8.226cm"/>
          <chart:axis chart:dimension="x" chart:name="primary-x" chart:style-name="ch4" chartooo:axis-type="auto">
            <chartooo:date-scale/>
            <chart:categories table:cell-range-address="analyse_corpus_v3.D22:analyse_corpus_v3.D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_corpus_v3.G22:analyse_corpus_v3.G32" chart:label-cell-address="analyse_corpus_v3.A21:analyse_corpus_v3.A21" chart:class="chart:bar">
            <chart:data-point chart:repeated="11"/>
          </chart:series>
          <chart:series chart:style-name="ch8" chart:values-cell-range-address="analyse_corpus_v3.G45:analyse_corpus_v3.G55" chart:label-cell-address="analyse_corpus_v3.A44:analyse_corpus_v3.A44" chart:class="chart:bar">
            <chart:data-point chart:repeated="11"/>
          </chart:series>
          <chart:series chart:style-name="ch9" chart:values-cell-range-address="analyse_corpus_v3.G65:analyse_corpus_v3.G75" chart:label-cell-address="analyse_corpus_v3.A64:analyse_corpus_v3.A64" chart:class="chart:bar">
            <chart:data-point chart:repeated="11"/>
          </chart:series>
          <chart:series chart:style-name="ch10" chart:values-cell-range-address="analyse_corpus_v3.G92:analyse_corpus_v3.G102" chart:label-cell-address="analyse_corpus_v3.A91:analyse_corpus_v3.A9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cy</text:p>
                <draw:g>
                  <svg:desc>analyse_corpus_v3.A21:analyse_corpus_v3.A21</svg:desc>
                </draw:g>
              </table:table-cell>
              <table:table-cell office:value-type="string">
                <text:p>Stanford</text:p>
                <draw:g>
                  <svg:desc>analyse_corpus_v3.A44:analyse_corpus_v3.A44</svg:desc>
                </draw:g>
              </table:table-cell>
              <table:table-cell office:value-type="string">
                <text:p>Treetagger</text:p>
                <draw:g>
                  <svg:desc>analyse_corpus_v3.A64:analyse_corpus_v3.A64</svg:desc>
                </draw:g>
              </table:table-cell>
              <table:table-cell office:value-type="string">
                <text:p>Talismane</text:p>
                <draw:g>
                  <svg:desc>analyse_corpus_v3.A91:analyse_corpus_v3.A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analyse_corpus_v3.D22:analyse_corpus_v3.D32</svg:desc>
                </draw:g>
              </table:table-cell>
              <table:table-cell office:value-type="float" office:value="-0.52">
                <text:p>-0.52</text:p>
                <draw:g>
                  <svg:desc>analyse_corpus_v3.G22:analyse_corpus_v3.G32</svg:desc>
                </draw:g>
              </table:table-cell>
              <table:table-cell office:value-type="float" office:value="-0.4">
                <text:p>-0.4</text:p>
                <draw:g>
                  <svg:desc>analyse_corpus_v3.G45:analyse_corpus_v3.G55</svg:desc>
                </draw:g>
              </table:table-cell>
              <table:table-cell office:value-type="float" office:value="-0.88">
                <text:p>-0.88</text:p>
                <draw:g>
                  <svg:desc>analyse_corpus_v3.G65:analyse_corpus_v3.G75</svg:desc>
                </draw:g>
              </table:table-cell>
              <table:table-cell office:value-type="float" office:value="-0.83">
                <text:p>-0.83</text:p>
                <draw:g>
                  <svg:desc>analyse_corpus_v3.G92:analyse_corpus_v3.G102</svg:desc>
                </draw:g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-0.06">
                <text:p>-0.06</text:p>
              </table:table-cell>
              <table:table-cell office:value-type="float" office:value="-0.48">
                <text:p>-0.48</text:p>
              </table:table-cell>
              <table:table-cell office:value-type="float" office:value="0.03">
                <text:p>0.0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12">
                <text:p>0.12</text:p>
              </table:table-cell>
              <table:table-cell office:value-type="float" office:value="-0.17">
                <text:p>-0.17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-2.57">
                <text:p>-2.57</text:p>
              </table:table-cell>
              <table:table-cell office:value-type="float" office:value="-6.17">
                <text:p>-6.17</text:p>
              </table:table-cell>
              <table:table-cell office:value-type="float" office:value="-6.41">
                <text:p>-6.4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-0.23">
                <text:p>-0.23</text:p>
              </table:table-cell>
              <table:table-cell office:value-type="float" office:value="1.05">
                <text:p>1.05</text:p>
              </table:table-cell>
              <table:table-cell office:value-type="float" office:value="0.18">
                <text:p>0.1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.9">
                <text:p>3.9</text:p>
              </table:table-cell>
              <table:table-cell office:value-type="float" office:value="4.08">
                <text:p>4.08</text:p>
              </table:table-cell>
              <table:table-cell office:value-type="float" office:value="3.45">
                <text:p>3.4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-2.47">
                <text:p>-2.47</text:p>
              </table:table-cell>
              <table:table-cell office:value-type="float" office:value="-2.68">
                <text:p>-2.68</text:p>
              </table:table-cell>
              <table:table-cell office:value-type="float" office:value="0.18">
                <text:p>0.18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PONCT</text:p>
              </table:table-cell>
              <table:table-cell office:value-type="float" office:value="-0.6">
                <text:p>-0.6</text:p>
              </table:table-cell>
              <table:table-cell office:value-type="float" office:value="-0.6">
                <text:p>-0.6</text:p>
              </table:table-cell>
              <table:table-cell office:value-type="float" office:value="-0.18">
                <text:p>-0.1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2.54">
                <text:p>2.54</text:p>
              </table:table-cell>
              <table:table-cell office:value-type="float" office:value="4.35">
                <text:p>4.35</text:p>
              </table:table-cell>
              <table:table-cell office:value-type="float" office:value="3.19">
                <text:p>3.1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-0.11">
                <text:p>-0.11</text:p>
              </table:table-cell>
              <table:table-cell office:value-type="float" office:value="0.98">
                <text:p>0.98</text:p>
              </table:table-cell>
              <table:table-cell office:value-type="float" office:value="0.32">
                <text:p>0.32</text:p>
              </table:table-cell>
              <table:table-cell office:value-type="float" office:value="-0.31">
                <text:p>-0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82cm" xlink:href=".." xlink:type="simple" chart:class="chart:bar" chart:style-name="ch1">
        <chart:title svg:x="-0.176cm" svg:y="0.314cm" chart:style-name="ch2">
          <text:p>Parts de différence entre les résultats des POS taggers et les résultats attendus</text:p>
        </chart:title>
        <chart:legend chart:legend-position="end" svg:x="13.487cm" svg:y="3.445cm" style:legend-expansion="high" chart:style-name="ch3"/>
        <chart:plot-area chart:style-name="ch4" table:cell-range-address="analyse_corpus_v3.D22:analyse_corpus_v3.D32 analyse_corpus_v3.A21:analyse_corpus_v3.A21 analyse_corpus_v3.H22:analyse_corpus_v3.H32 analyse_corpus_v3.A44:analyse_corpus_v3.A44 analyse_corpus_v3.H45:analyse_corpus_v3.H55 analyse_corpus_v3.A64:analyse_corpus_v3.A64 analyse_corpus_v3.H65:analyse_corpus_v3.H75 analyse_corpus_v3.A91:analyse_corpus_v3.A91 analyse_corpus_v3.H92:analyse_corpus_v3.H102" chart:data-source-has-labels="both" svg:x="0.319cm" svg:y="1.286cm" svg:width="12.849cm" svg:height="7.517cm">
          <chartooo:coordinate-region svg:x="1.284cm" svg:y="1.416cm" svg:width="11.884cm" svg:height="7.118cm"/>
          <chart:axis chart:dimension="x" chart:name="primary-x" chart:style-name="ch5" chartooo:axis-type="auto">
            <chartooo:date-scale/>
            <chart:categories table:cell-range-address="analyse_corpus_v3.D22:analyse_corpus_v3.D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e_corpus_v3.H22:analyse_corpus_v3.H32" chart:label-cell-address="analyse_corpus_v3.A21:analyse_corpus_v3.A21" chart:class="chart:bar">
            <chart:data-point chart:repeated="11"/>
          </chart:series>
          <chart:series chart:style-name="ch9" chart:values-cell-range-address="analyse_corpus_v3.H45:analyse_corpus_v3.H55" chart:label-cell-address="analyse_corpus_v3.A44:analyse_corpus_v3.A44" chart:class="chart:bar">
            <chart:data-point chart:repeated="11"/>
          </chart:series>
          <chart:series chart:style-name="ch10" chart:values-cell-range-address="analyse_corpus_v3.H65:analyse_corpus_v3.H75" chart:label-cell-address="analyse_corpus_v3.A64:analyse_corpus_v3.A64" chart:class="chart:bar">
            <chart:data-point chart:repeated="11"/>
          </chart:series>
          <chart:series chart:style-name="ch11" chart:values-cell-range-address="analyse_corpus_v3.H92:analyse_corpus_v3.H102" chart:label-cell-address="analyse_corpus_v3.A91:analyse_corpus_v3.A9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cy</text:p>
                <draw:g>
                  <svg:desc>analyse_corpus_v3.A21:analyse_corpus_v3.A21</svg:desc>
                </draw:g>
              </table:table-cell>
              <table:table-cell office:value-type="string">
                <text:p>Stanford</text:p>
                <draw:g>
                  <svg:desc>analyse_corpus_v3.A44:analyse_corpus_v3.A44</svg:desc>
                </draw:g>
              </table:table-cell>
              <table:table-cell office:value-type="string">
                <text:p>Treetagger</text:p>
                <draw:g>
                  <svg:desc>analyse_corpus_v3.A64:analyse_corpus_v3.A64</svg:desc>
                </draw:g>
              </table:table-cell>
              <table:table-cell office:value-type="string">
                <text:p>Talismane</text:p>
                <draw:g>
                  <svg:desc>analyse_corpus_v3.A91:analyse_corpus_v3.A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analyse_corpus_v3.D22:analyse_corpus_v3.D32</svg:desc>
                </draw:g>
              </table:table-cell>
              <table:table-cell office:value-type="float" office:value="-7.44">
                <text:p>-7.44</text:p>
                <draw:g>
                  <svg:desc>analyse_corpus_v3.H22:analyse_corpus_v3.H32</svg:desc>
                </draw:g>
              </table:table-cell>
              <table:table-cell office:value-type="float" office:value="-5.73">
                <text:p>-5.73</text:p>
                <draw:g>
                  <svg:desc>analyse_corpus_v3.H45:analyse_corpus_v3.H55</svg:desc>
                </draw:g>
              </table:table-cell>
              <table:table-cell office:value-type="float" office:value="-12.59">
                <text:p>-12.59</text:p>
                <draw:g>
                  <svg:desc>analyse_corpus_v3.H65:analyse_corpus_v3.H75</svg:desc>
                </draw:g>
              </table:table-cell>
              <table:table-cell office:value-type="float" office:value="-11.88">
                <text:p>-11.88</text:p>
                <draw:g>
                  <svg:desc>analyse_corpus_v3.H92:analyse_corpus_v3.H102</svg:desc>
                </draw:g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-1.41">
                <text:p>-1.41</text:p>
              </table:table-cell>
              <table:table-cell office:value-type="float" office:value="-11.27">
                <text:p>-11.27</text:p>
              </table:table-cell>
              <table:table-cell office:value-type="float" office:value="0.7">
                <text:p>0.7</text:p>
              </table:table-cell>
              <table:table-cell office:value-type="float" office:value="-5.17">
                <text:p>-5.1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.85">
                <text:p>3.85</text:p>
              </table:table-cell>
              <table:table-cell office:value-type="float" office:value="-5.47">
                <text:p>-5.47</text:p>
              </table:table-cell>
              <table:table-cell office:value-type="float" office:value="3.53">
                <text:p>3.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-14.83">
                <text:p>-14.83</text:p>
              </table:table-cell>
              <table:table-cell office:value-type="float" office:value="-35.61">
                <text:p>-35.61</text:p>
              </table:table-cell>
              <table:table-cell office:value-type="float" office:value="-36.99">
                <text:p>-36.99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-67.65">
                <text:p>-67.65</text:p>
              </table:table-cell>
              <table:table-cell office:value-type="float" office:value="308.82">
                <text:p>308.82</text:p>
              </table:table-cell>
              <table:table-cell office:value-type="float" office:value="52.94">
                <text:p>52.9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-100">
                <text:p>-1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.38">
                <text:p>15.38</text:p>
              </table:table-cell>
              <table:table-cell office:value-type="float" office:value="16.09">
                <text:p>16.09</text:p>
              </table:table-cell>
              <table:table-cell office:value-type="float" office:value="13.6">
                <text:p>13.6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-15.03">
                <text:p>-15.03</text:p>
              </table:table-cell>
              <table:table-cell office:value-type="float" office:value="-16.31">
                <text:p>-16.31</text:p>
              </table:table-cell>
              <table:table-cell office:value-type="float" office:value="1.09">
                <text:p>1.0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PONCT</text:p>
              </table:table-cell>
              <table:table-cell office:value-type="float" office:value="-4.47">
                <text:p>-4.47</text:p>
              </table:table-cell>
              <table:table-cell office:value-type="float" office:value="-4.47">
                <text:p>-4.47</text:p>
              </table:table-cell>
              <table:table-cell office:value-type="float" office:value="-1.34">
                <text:p>-1.34</text:p>
              </table:table-cell>
              <table:table-cell office:value-type="float" office:value="-7.07">
                <text:p>-7.07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145.14">
                <text:p>145.14</text:p>
              </table:table-cell>
              <table:table-cell office:value-type="float" office:value="248.57">
                <text:p>248.57</text:p>
              </table:table-cell>
              <table:table-cell office:value-type="float" office:value="182.28">
                <text:p>182.28</text:p>
              </table:table-cell>
              <table:table-cell office:value-type="float" office:value="127.42">
                <text:p>127.4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-1.01">
                <text:p>-1.01</text:p>
              </table:table-cell>
              <table:table-cell office:value-type="float" office:value="8.97">
                <text:p>8.97</text:p>
              </table:table-cell>
              <table:table-cell office:value-type="float" office:value="2.93">
                <text:p>2.93</text:p>
              </table:table-cell>
              <table:table-cell office:value-type="float" office:value="-2.84">
                <text:p>-2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